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037731">
            <text:p>0.0821037731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037731">
            <text:p>0.0821037731</text:p>
          </table:table-cell>
          <table:table-cell office:value-type="float" office:value="0.0610333751">
            <text:p>0.061033375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10267298">
            <text:p>0.06102672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992379">
            <text:p>0.0821992379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12664">
            <text:p>0.082212664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689711">
            <text:p>0.060968971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448013">
            <text:p>0.0821448013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37128">
            <text:p>0.0822037128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626919">
            <text:p>0.0821626919</text:p>
          </table:table-cell>
          <table:table-cell office:value-type="float" office:value="0.0609822498">
            <text:p>0.0609822498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822498">
            <text:p>0.06098224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2037128">
            <text:p>0.0822037128</text:p>
          </table:table-cell>
          <table:table-cell office:value-type="float" office:value="0.0609722903">
            <text:p>0.0609722903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22037128">
            <text:p>0.0822037128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/>
          <table:table-cell table:formula="of:=MIN([.A1:.A500])" office:value-type="float" office:value="0.0571646341">
            <text:p>0.0571646341</text:p>
          </table:table-cell>
          <table:table-cell table:formula="of:=MIN([.B1:.B500])" office:value-type="float" office:value="0.0598323171">
            <text:p>0.0598323171</text:p>
          </table:table-cell>
          <table:table-cell table:formula="of:=MIN([.C1:.C500])" office:value-type="float" office:value="0.0606980273">
            <text:p>0.0606980273</text:p>
          </table:table-cell>
          <table:table-cell table:formula="of:=MIN([.D1:.D500])" office:value-type="float" office:value="0.0562329886">
            <text:p>0.0562329886</text:p>
          </table:table-cell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21082435">
            <text:p>0.0821082435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/>
          <table:table-cell table:formula="of:=AVERAGE([.A1:.A40])" office:value-type="float" office:value="0.0821867462225">
            <text:p>0.0821867462</text:p>
          </table:table-cell>
          <table:table-cell table:formula="of:=AVERAGE([.B1:.B40])" office:value-type="float" office:value="0.0821670202125">
            <text:p>0.0821670202</text:p>
          </table:table-cell>
          <table:table-cell table:formula="of:=AVERAGE([.C1:.C40])" office:value-type="float" office:value="0.0610012208225">
            <text:p>0.0610012208</text:p>
          </table:table-cell>
          <table:table-cell table:formula="of:=AVERAGE([.D1:.D40])" office:value-type="float" office:value="0.0818106459925">
            <text:p>0.081810646</text:p>
          </table:table-cell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/>
          <table:table-cell table:formula="of:=MAX([.A1:.A500])" office:value-type="float" office:value="0.1077961672">
            <text:p>0.1077961672</text:p>
          </table:table-cell>
          <table:table-cell table:formula="of:=MAX([.B1:.B500])" office:value-type="float" office:value="0.1060151606">
            <text:p>0.1060151606</text:p>
          </table:table-cell>
          <table:table-cell table:formula="of:=MAX([.C1:.C500])" office:value-type="float" office:value="0.0954377178">
            <text:p>0.0954377178</text:p>
          </table:table-cell>
          <table:table-cell table:formula="of:=MAX([.D1:.D500])" office:value-type="float" office:value="0.1079105292">
            <text:p>0.1079105292</text:p>
          </table:table-cell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037731">
            <text:p>0.0821037731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0993031">
            <text:p>0.0820993031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10333751">
            <text:p>0.0610333751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48013">
            <text:p>0.0821448013</text:p>
          </table:table-cell>
          <table:table-cell office:value-type="float" office:value="0.0609656524">
            <text:p>0.0609656524</text:p>
          </table:table-cell>
          <table:table-cell office:value-type="float" office:value="0.0818681618">
            <text:p>0.0818681618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37282">
            <text:p>0.0818137282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12664">
            <text:p>0.082212664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37128">
            <text:p>0.0822037128</text:p>
          </table:table-cell>
          <table:table-cell office:value-type="float" office:value="0.0610267298">
            <text:p>0.06102672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37456">
            <text:p>0.0821537456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1582185">
            <text:p>0.0821582185</text:p>
          </table:table-cell>
          <table:table-cell office:value-type="float" office:value="0.0610844948">
            <text:p>0.061084494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21582185">
            <text:p>0.0821582185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22536745">
            <text:p>0.0822536745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992379">
            <text:p>0.0821992379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374143">
            <text:p>0.08374143</text:p>
          </table:table-cell>
          <table:table-cell office:value-type="float" office:value="0.082050166">
            <text:p>0.082050166</text:p>
          </table:table-cell>
          <table:table-cell office:value-type="float" office:value="0.0609902067">
            <text:p>0.0609902067</text:p>
          </table:table-cell>
          <table:table-cell office:value-type="float" office:value="0.081773667">
            <text:p>0.081773667</text:p>
          </table:table-cell>
          <table:table-cell table:number-columns-repeated="5"/>
        </table:table-row>
        <table:table-row table:style-name="ro1">
          <table:table-cell office:value-type="float" office:value="0.0899206263">
            <text:p>0.0899206263</text:p>
          </table:table-cell>
          <table:table-cell office:value-type="float" office:value="0.0820420812">
            <text:p>0.0820420812</text:p>
          </table:table-cell>
          <table:table-cell office:value-type="float" office:value="0.0608960418">
            <text:p>0.0608960418</text:p>
          </table:table-cell>
          <table:table-cell office:value-type="float" office:value="0.0817203132">
            <text:p>0.0817203132</text:p>
          </table:table-cell>
          <table:table-cell table:number-columns-repeated="5"/>
        </table:table-row>
        <table:table-row table:style-name="ro1">
          <table:table-cell office:value-type="float" office:value="0.0978846049">
            <text:p>0.0978846049</text:p>
          </table:table-cell>
          <table:table-cell office:value-type="float" office:value="0.0821098423">
            <text:p>0.0821098423</text:p>
          </table:table-cell>
          <table:table-cell office:value-type="float" office:value="0.0609570419">
            <text:p>0.0609570419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1024581249">
            <text:p>0.1024581249</text:p>
          </table:table-cell>
          <table:table-cell office:value-type="float" office:value="0.0820643898">
            <text:p>0.0820643898</text:p>
          </table:table-cell>
          <table:table-cell office:value-type="float" office:value="0.0609126013">
            <text:p>0.0609126013</text:p>
          </table:table-cell>
          <table:table-cell office:value-type="float" office:value="0.0817380901">
            <text:p>0.0817380901</text:p>
          </table:table-cell>
          <table:table-cell table:number-columns-repeated="5"/>
        </table:table-row>
        <table:table-row table:style-name="ro1">
          <table:table-cell office:value-type="float" office:value="0.1055582775">
            <text:p>0.1055582775</text:p>
          </table:table-cell>
          <table:table-cell office:value-type="float" office:value="0.0821448013">
            <text:p>0.0821448013</text:p>
          </table:table-cell>
          <table:table-cell office:value-type="float" office:value="0.061020086">
            <text:p>0.061020086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1582185">
            <text:p>0.0821582185</text:p>
          </table:table-cell>
          <table:table-cell office:value-type="float" office:value="0.0610267298">
            <text:p>0.06102672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2081882">
            <text:p>0.0822081882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21582185">
            <text:p>0.0821582185</text:p>
          </table:table-cell>
          <table:table-cell office:value-type="float" office:value="0.0609822498">
            <text:p>0.06098224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18859912">
            <text:p>0.0818859912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18270906">
            <text:p>0.0818270906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18859912">
            <text:p>0.0818859912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56184669">
            <text:p>0.1056184669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37186531">
            <text:p>0.0837186531</text:p>
          </table:table-cell>
          <table:table-cell office:value-type="float" office:value="0.0609769365">
            <text:p>0.0609769365</text:p>
          </table:table-cell>
          <table:table-cell office:value-type="float" office:value="0.081760322">
            <text:p>0.081760322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891089109">
            <text:p>0.0891089109</text:p>
          </table:table-cell>
          <table:table-cell office:value-type="float" office:value="0.0609291698">
            <text:p>0.0609291698</text:p>
          </table:table-cell>
          <table:table-cell office:value-type="float" office:value="0.0818102698">
            <text:p>0.0818102698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941599086">
            <text:p>0.0941599086</text:p>
          </table:table-cell>
          <table:table-cell office:value-type="float" office:value="0.0609092887">
            <text:p>0.0609092887</text:p>
          </table:table-cell>
          <table:table-cell office:value-type="float" office:value="0.0817425355">
            <text:p>0.0817425355</text:p>
          </table:table-cell>
          <table:table-cell table:number-columns-repeated="5"/>
        </table:table-row>
        <table:table-row table:style-name="ro1">
          <table:table-cell office:value-type="float" office:value="0.1066238502">
            <text:p>0.1066238502</text:p>
          </table:table-cell>
          <table:table-cell office:value-type="float" office:value="0.0984070027">
            <text:p>0.0984070027</text:p>
          </table:table-cell>
          <table:table-cell office:value-type="float" office:value="0.060943786">
            <text:p>0.060943786</text:p>
          </table:table-cell>
          <table:table-cell office:value-type="float" office:value="0.0817158702">
            <text:p>0.0817158702</text:p>
          </table:table-cell>
          <table:table-cell table:number-columns-repeated="5"/>
        </table:table-row>
        <table:table-row table:style-name="ro1">
          <table:table-cell office:value-type="float" office:value="0.1069737057">
            <text:p>0.1069737057</text:p>
          </table:table-cell>
          <table:table-cell office:value-type="float" office:value="0.1016986063">
            <text:p>0.1016986063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763066">
            <text:p>0.1038763066</text:p>
          </table:table-cell>
          <table:table-cell office:value-type="float" office:value="0.0609722903">
            <text:p>0.0609722903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39307491">
            <text:p>0.1039307491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4636616">
            <text:p>0.1074636616</text:p>
          </table:table-cell>
          <table:table-cell office:value-type="float" office:value="0.1039307491">
            <text:p>0.1039307491</text:p>
          </table:table-cell>
          <table:table-cell office:value-type="float" office:value="0.0610811694">
            <text:p>0.0610811694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75239547">
            <text:p>0.1075239547</text:p>
          </table:table-cell>
          <table:table-cell office:value-type="float" office:value="0.1039738704">
            <text:p>0.1039738704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39307491">
            <text:p>0.1039307491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2517422">
            <text:p>0.1072517422</text:p>
          </table:table-cell>
          <table:table-cell office:value-type="float" office:value="0.1042029617">
            <text:p>0.1042029617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44694866">
            <text:p>0.1044694866</text:p>
          </table:table-cell>
          <table:table-cell office:value-type="float" office:value="0.0609722903">
            <text:p>0.060972290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29331589">
            <text:p>0.1029331589</text:p>
          </table:table-cell>
          <table:table-cell office:value-type="float" office:value="0.1048901488">
            <text:p>0.1048901488</text:p>
          </table:table-cell>
          <table:table-cell office:value-type="float" office:value="0.0611165631">
            <text:p>0.0611165631</text:p>
          </table:table-cell>
          <table:table-cell office:value-type="float" office:value="0.0818885618">
            <text:p>0.0818885618</text:p>
          </table:table-cell>
          <table:table-cell table:number-columns-repeated="5"/>
        </table:table-row>
        <table:table-row table:style-name="ro1">
          <table:table-cell office:value-type="float" office:value="0.0961643239">
            <text:p>0.0961643239</text:p>
          </table:table-cell>
          <table:table-cell office:value-type="float" office:value="0.1053434283">
            <text:p>0.1053434283</text:p>
          </table:table-cell>
          <table:table-cell office:value-type="float" office:value="0.0610021786">
            <text:p>0.0610021786</text:p>
          </table:table-cell>
          <table:table-cell office:value-type="float" office:value="0.0818672041">
            <text:p>0.0818672041</text:p>
          </table:table-cell>
          <table:table-cell table:number-columns-repeated="5"/>
        </table:table-row>
        <table:table-row table:style-name="ro1">
          <table:table-cell office:value-type="float" office:value="0.095813599">
            <text:p>0.095813599</text:p>
          </table:table-cell>
          <table:table-cell office:value-type="float" office:value="0.1055870181">
            <text:p>0.1055870181</text:p>
          </table:table-cell>
          <table:table-cell office:value-type="float" office:value="0.0609955343">
            <text:p>0.0609955343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886379752">
            <text:p>0.0886379752</text:p>
          </table:table-cell>
          <table:table-cell office:value-type="float" office:value="0.1057655594">
            <text:p>0.1057655594</text:p>
          </table:table-cell>
          <table:table-cell office:value-type="float" office:value="0.0611977746">
            <text:p>0.0611977746</text:p>
          </table:table-cell>
          <table:table-cell office:value-type="float" office:value="0.0819287623">
            <text:p>0.081928762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1058362369">
            <text:p>0.1058362369</text:p>
          </table:table-cell>
          <table:table-cell office:value-type="float" office:value="0.0609822498">
            <text:p>0.06098224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1058419992">
            <text:p>0.1058419992</text:p>
          </table:table-cell>
          <table:table-cell office:value-type="float" office:value="0.0609822498">
            <text:p>0.0609822498</text:p>
          </table:table-cell>
          <table:table-cell office:value-type="float" office:value="0.081786006">
            <text:p>0.081786006</text:p>
          </table:table-cell>
          <table:table-cell table:number-columns-repeated="5"/>
        </table:table-row>
        <table:table-row table:style-name="ro1">
          <table:table-cell office:value-type="float" office:value="0.0762938321">
            <text:p>0.0762938321</text:p>
          </table:table-cell>
          <table:table-cell office:value-type="float" office:value="0.1060151606">
            <text:p>0.1060151606</text:p>
          </table:table-cell>
          <table:table-cell office:value-type="float" office:value="0.0610786934">
            <text:p>0.0610786934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654914588">
            <text:p>0.0654914588</text:p>
          </table:table-cell>
          <table:table-cell office:value-type="float" office:value="0.1058232822">
            <text:p>0.1058232822</text:p>
          </table:table-cell>
          <table:table-cell office:value-type="float" office:value="0.0611286977">
            <text:p>0.0611286977</text:p>
          </table:table-cell>
          <table:table-cell office:value-type="float" office:value="0.08197795">
            <text:p>0.08197795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85225108">
            <text:p>0.0585225108</text:p>
          </table:table-cell>
          <table:table-cell office:value-type="float" office:value="0.1055640244">
            <text:p>0.1055640244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584744379">
            <text:p>0.0584744379</text:p>
          </table:table-cell>
          <table:table-cell office:value-type="float" office:value="0.1055697719">
            <text:p>0.1055697719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1055640244">
            <text:p>0.1055640244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452486">
            <text:p>0.057452486</text:p>
          </table:table-cell>
          <table:table-cell office:value-type="float" office:value="0.1051054324">
            <text:p>0.1051054324</text:p>
          </table:table-cell>
          <table:table-cell office:value-type="float" office:value="0.0611344194">
            <text:p>0.0611344194</text:p>
          </table:table-cell>
          <table:table-cell office:value-type="float" office:value="0.0818394813">
            <text:p>0.0818394813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264169">
            <text:p>0.1044264169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71646341">
            <text:p>0.0571646341</text:p>
          </table:table-cell>
          <table:table-cell office:value-type="float" office:value="0.102429988">
            <text:p>0.102429988</text:p>
          </table:table-cell>
          <table:table-cell office:value-type="float" office:value="0.0610254454">
            <text:p>0.0610254454</text:p>
          </table:table-cell>
          <table:table-cell office:value-type="float" office:value="0.0818895064">
            <text:p>0.0818895064</text:p>
          </table:table-cell>
          <table:table-cell table:number-columns-repeated="5"/>
        </table:table-row>
        <table:table-row table:style-name="ro1">
          <table:table-cell office:value-type="float" office:value="0.0577603571">
            <text:p>0.0577603571</text:p>
          </table:table-cell>
          <table:table-cell office:value-type="float" office:value="0.0961884508">
            <text:p>0.0961884508</text:p>
          </table:table-cell>
          <table:table-cell office:value-type="float" office:value="0.0610720323">
            <text:p>0.0610720323</text:p>
          </table:table-cell>
          <table:table-cell office:value-type="float" office:value="0.0819609554">
            <text:p>0.0819609554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0885848234">
            <text:p>0.0885848234</text:p>
          </table:table-cell>
          <table:table-cell office:value-type="float" office:value="0.0610620434">
            <text:p>0.0610620434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817027307">
            <text:p>0.0817027307</text:p>
          </table:table-cell>
          <table:table-cell office:value-type="float" office:value="0.0611477465">
            <text:p>0.0611477465</text:p>
          </table:table-cell>
          <table:table-cell office:value-type="float" office:value="0.0818617833">
            <text:p>0.0818617833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741427247">
            <text:p>0.0741427247</text:p>
          </table:table-cell>
          <table:table-cell office:value-type="float" office:value="0.0611132312">
            <text:p>0.0611132312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0587466652">
            <text:p>0.0587466652</text:p>
          </table:table-cell>
          <table:table-cell office:value-type="float" office:value="0.0680023956">
            <text:p>0.0680023956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589721">
            <text:p>0.060158972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77059176">
            <text:p>0.0577059176</text:p>
          </table:table-cell>
          <table:table-cell office:value-type="float" office:value="0.0598453496">
            <text:p>0.0598453496</text:p>
          </table:table-cell>
          <table:table-cell office:value-type="float" office:value="0.0610433457">
            <text:p>0.0610433457</text:p>
          </table:table-cell>
          <table:table-cell office:value-type="float" office:value="0.0817904596">
            <text:p>0.0817904596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0881729">
            <text:p>0.0600881729</text:p>
          </table:table-cell>
          <table:table-cell office:value-type="float" office:value="0.0610134436">
            <text:p>0.0610134436</text:p>
          </table:table-cell>
          <table:table-cell office:value-type="float" office:value="0.0817503946">
            <text:p>0.0817503946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07802">
            <text:p>0.060107802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9841149">
            <text:p>0.059841149</text:p>
          </table:table-cell>
          <table:table-cell office:value-type="float" office:value="0.0600587531">
            <text:p>0.0600587531</text:p>
          </table:table-cell>
          <table:table-cell office:value-type="float" office:value="0.0609324846">
            <text:p>0.0609324846</text:p>
          </table:table-cell>
          <table:table-cell office:value-type="float" office:value="0.0817647699">
            <text:p>0.0817647699</text:p>
          </table:table-cell>
          <table:table-cell table:number-columns-repeated="5"/>
        </table:table-row>
        <table:table-row table:style-name="ro1">
          <table:table-cell office:value-type="float" office:value="0.0662608034">
            <text:p>0.0662608034</text:p>
          </table:table-cell>
          <table:table-cell office:value-type="float" office:value="0.0600065224">
            <text:p>0.0600065224</text:p>
          </table:table-cell>
          <table:table-cell office:value-type="float" office:value="0.0608828006">
            <text:p>0.0608828006</text:p>
          </table:table-cell>
          <table:table-cell office:value-type="float" office:value="0.0816437463">
            <text:p>0.0816437463</text:p>
          </table:table-cell>
          <table:table-cell table:number-columns-repeated="5"/>
        </table:table-row>
        <table:table-row table:style-name="ro1">
          <table:table-cell office:value-type="float" office:value="0.0776292916">
            <text:p>0.0776292916</text:p>
          </table:table-cell>
          <table:table-cell office:value-type="float" office:value="0.0600282486">
            <text:p>0.0600282486</text:p>
          </table:table-cell>
          <table:table-cell office:value-type="float" office:value="0.0608431117">
            <text:p>0.0608431117</text:p>
          </table:table-cell>
          <table:table-cell office:value-type="float" office:value="0.0816537187">
            <text:p>0.0816537187</text:p>
          </table:table-cell>
          <table:table-cell table:number-columns-repeated="5"/>
        </table:table-row>
        <table:table-row table:style-name="ro1">
          <table:table-cell office:value-type="float" office:value="0.082757495">
            <text:p>0.082757495</text:p>
          </table:table-cell>
          <table:table-cell office:value-type="float" office:value="0.060071825">
            <text:p>0.060071825</text:p>
          </table:table-cell>
          <table:table-cell office:value-type="float" office:value="0.0609968441">
            <text:p>0.0609968441</text:p>
          </table:table-cell>
          <table:table-cell office:value-type="float" office:value="0.0817825661">
            <text:p>0.0817825661</text:p>
          </table:table-cell>
          <table:table-cell table:number-columns-repeated="5"/>
        </table:table-row>
        <table:table-row table:style-name="ro1">
          <table:table-cell office:value-type="float" office:value="0.0869116208">
            <text:p>0.0869116208</text:p>
          </table:table-cell>
          <table:table-cell office:value-type="float" office:value="0.0602782911">
            <text:p>0.0602782911</text:p>
          </table:table-cell>
          <table:table-cell office:value-type="float" office:value="0.0608794912">
            <text:p>0.0608794912</text:p>
          </table:table-cell>
          <table:table-cell office:value-type="float" office:value="0.081698103">
            <text:p>0.081698103</text:p>
          </table:table-cell>
          <table:table-cell table:number-columns-repeated="5"/>
        </table:table-row>
        <table:table-row table:style-name="ro1">
          <table:table-cell office:value-type="float" office:value="0.1010490841">
            <text:p>0.1010490841</text:p>
          </table:table-cell>
          <table:table-cell office:value-type="float" office:value="0.0603359243">
            <text:p>0.0603359243</text:p>
          </table:table-cell>
          <table:table-cell office:value-type="float" office:value="0.0608828006">
            <text:p>0.0608828006</text:p>
          </table:table-cell>
          <table:table-cell office:value-type="float" office:value="0.081702544">
            <text:p>0.081702544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3767422">
            <text:p>0.0603767422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7417247">
            <text:p>0.1077417247</text:p>
          </table:table-cell>
          <table:table-cell office:value-type="float" office:value="0.0603800294">
            <text:p>0.0603800294</text:p>
          </table:table-cell>
          <table:table-cell office:value-type="float" office:value="0.0609789296">
            <text:p>0.0609789296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77902989">
            <text:p>0.1077902989</text:p>
          </table:table-cell>
          <table:table-cell office:value-type="float" office:value="0.0603800294">
            <text:p>0.0603800294</text:p>
          </table:table-cell>
          <table:table-cell office:value-type="float" office:value="0.0610844948">
            <text:p>0.06108449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7358593">
            <text:p>0.1077358593</text:p>
          </table:table-cell>
          <table:table-cell office:value-type="float" office:value="0.0604278948">
            <text:p>0.0604278948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77902989">
            <text:p>0.1077902989</text:p>
          </table:table-cell>
          <table:table-cell office:value-type="float" office:value="0.0606489547">
            <text:p>0.0606489547</text:p>
          </table:table-cell>
          <table:table-cell office:value-type="float" office:value="0.0610267298">
            <text:p>0.06102672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1077844311">
            <text:p>0.1077844311</text:p>
          </table:table-cell>
          <table:table-cell office:value-type="float" office:value="0.0611534276">
            <text:p>0.0611534276</text:p>
          </table:table-cell>
          <table:table-cell office:value-type="float" office:value="0.0609868886">
            <text:p>0.0609868886</text:p>
          </table:table-cell>
          <table:table-cell office:value-type="float" office:value="0.0817192601">
            <text:p>0.0817192601</text:p>
          </table:table-cell>
          <table:table-cell table:number-columns-repeated="5"/>
        </table:table-row>
        <table:table-row table:style-name="ro1">
          <table:table-cell office:value-type="float" office:value="0.106701508">
            <text:p>0.106701508</text:p>
          </table:table-cell>
          <table:table-cell office:value-type="float" office:value="0.0682671893">
            <text:p>0.0682671893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56414724">
            <text:p>0.1056414724</text:p>
          </table:table-cell>
          <table:table-cell office:value-type="float" office:value="0.0798022599">
            <text:p>0.0798022599</text:p>
          </table:table-cell>
          <table:table-cell office:value-type="float" office:value="0.0609451385">
            <text:p>0.0609451385</text:p>
          </table:table-cell>
          <table:table-cell office:value-type="float" office:value="0.0815905264">
            <text:p>0.0815905264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94061344">
            <text:p>0.0894061344</text:p>
          </table:table-cell>
          <table:table-cell office:value-type="float" office:value="0.0609059764">
            <text:p>0.0609059764</text:p>
          </table:table-cell>
          <table:table-cell office:value-type="float" office:value="0.081783578">
            <text:p>0.081783578</text:p>
          </table:table-cell>
          <table:table-cell table:number-columns-repeated="5"/>
        </table:table-row>
        <table:table-row table:style-name="ro1">
          <table:table-cell office:value-type="float" office:value="0.1061571125">
            <text:p>0.1061571125</text:p>
          </table:table-cell>
          <table:table-cell office:value-type="float" office:value="0.0954063604">
            <text:p>0.0954063604</text:p>
          </table:table-cell>
          <table:table-cell office:value-type="float" office:value="0.0608927309">
            <text:p>0.0608927309</text:p>
          </table:table-cell>
          <table:table-cell office:value-type="float" office:value="0.0816615017">
            <text:p>0.0816615017</text:p>
          </table:table-cell>
          <table:table-cell table:number-columns-repeated="5"/>
        </table:table-row>
        <table:table-row table:style-name="ro1">
          <table:table-cell office:value-type="float" office:value="0.1069445956">
            <text:p>0.1069445956</text:p>
          </table:table-cell>
          <table:table-cell office:value-type="float" office:value="0.1020153186">
            <text:p>0.1020153186</text:p>
          </table:table-cell>
          <table:table-cell office:value-type="float" office:value="0.0608908202">
            <text:p>0.0608908202</text:p>
          </table:table-cell>
          <table:table-cell office:value-type="float" office:value="0.0816404128">
            <text:p>0.0816404128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9738704">
            <text:p>0.1039738704</text:p>
          </table:table-cell>
          <table:table-cell office:value-type="float" office:value="0.0610234077">
            <text:p>0.061023407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2459034">
            <text:p>0.1072459034</text:p>
          </table:table-cell>
          <table:table-cell office:value-type="float" office:value="0.1039307491">
            <text:p>0.1039307491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706516">
            <text:p>0.103870651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38819622">
            <text:p>0.1038819622</text:p>
          </table:table-cell>
          <table:table-cell office:value-type="float" office:value="0.0609822498">
            <text:p>0.06098224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72459034">
            <text:p>0.1072459034</text:p>
          </table:table-cell>
          <table:table-cell office:value-type="float" office:value="0.1039250912">
            <text:p>0.1039250912</text:p>
          </table:table-cell>
          <table:table-cell office:value-type="float" office:value="0.0611144398">
            <text:p>0.0611144398</text:p>
          </table:table-cell>
          <table:table-cell office:value-type="float" office:value="0.0818216484">
            <text:p>0.0818216484</text:p>
          </table:table-cell>
          <table:table-cell table:number-columns-repeated="5"/>
        </table:table-row>
        <table:table-row table:style-name="ro1">
          <table:table-cell office:value-type="float" office:value="0.1056472254">
            <text:p>0.1056472254</text:p>
          </table:table-cell>
          <table:table-cell office:value-type="float" office:value="0.0896020118">
            <text:p>0.0896020118</text:p>
          </table:table-cell>
          <table:table-cell office:value-type="float" office:value="0.0612256054">
            <text:p>0.0612256054</text:p>
          </table:table-cell>
          <table:table-cell office:value-type="float" office:value="0.0822172416">
            <text:p>0.0822172416</text:p>
          </table:table-cell>
          <table:table-cell table:number-columns-repeated="5"/>
        </table:table-row>
        <table:table-row table:style-name="ro1">
          <table:table-cell office:value-type="float" office:value="0.1002289078">
            <text:p>0.1002289078</text:p>
          </table:table-cell>
          <table:table-cell office:value-type="float" office:value="0.076419214">
            <text:p>0.076419214</text:p>
          </table:table-cell>
          <table:table-cell office:value-type="float" office:value="0.0611353712">
            <text:p>0.0611353712</text:p>
          </table:table-cell>
          <table:table-cell office:value-type="float" office:value="0.0819913751">
            <text:p>0.081991375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21492732">
            <text:p>0.0821492732</text:p>
          </table:table-cell>
          <table:table-cell office:value-type="float" office:value="0.0609756098">
            <text:p>0.06097560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0821582185">
            <text:p>0.0821582185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08807499">
            <text:p>0.0808807499</text:p>
          </table:table-cell>
          <table:table-cell office:value-type="float" office:value="0.0822388141">
            <text:p>0.0822388141</text:p>
          </table:table-cell>
          <table:table-cell office:value-type="float" office:value="0.0610420754">
            <text:p>0.0610420754</text:p>
          </table:table-cell>
          <table:table-cell office:value-type="float" office:value="0.0818617833">
            <text:p>0.0818617833</text:p>
          </table:table-cell>
          <table:table-cell table:number-columns-repeated="5"/>
        </table:table-row>
        <table:table-row table:style-name="ro1">
          <table:table-cell office:value-type="float" office:value="0.0683216288">
            <text:p>0.0683216288</text:p>
          </table:table-cell>
          <table:table-cell office:value-type="float" office:value="0.0821992379">
            <text:p>0.0821992379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591022987">
            <text:p>0.0591022987</text:p>
          </table:table-cell>
          <table:table-cell office:value-type="float" office:value="0.0832652617">
            <text:p>0.0832652617</text:p>
          </table:table-cell>
          <table:table-cell office:value-type="float" office:value="0.0610944732">
            <text:p>0.0610944732</text:p>
          </table:table-cell>
          <table:table-cell office:value-type="float" office:value="0.081844914">
            <text:p>0.081844914</text:p>
          </table:table-cell>
          <table:table-cell table:number-columns-repeated="5"/>
        </table:table-row>
        <table:table-row table:style-name="ro1">
          <table:table-cell office:value-type="float" office:value="0.059070122">
            <text:p>0.059070122</text:p>
          </table:table-cell>
          <table:table-cell office:value-type="float" office:value="0.0829430345">
            <text:p>0.0829430345</text:p>
          </table:table-cell>
          <table:table-cell office:value-type="float" office:value="0.0610466699">
            <text:p>0.0610466699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601262379">
            <text:p>0.0601262379</text:p>
          </table:table-cell>
          <table:table-cell office:value-type="float" office:value="0.0818637056">
            <text:p>0.0818637056</text:p>
          </table:table-cell>
          <table:table-cell office:value-type="float" office:value="0.060962334">
            <text:p>0.060962334</text:p>
          </table:table-cell>
          <table:table-cell office:value-type="float" office:value="0.08185925">
            <text:p>0.08185925</text:p>
          </table:table-cell>
          <table:table-cell table:number-columns-repeated="5"/>
        </table:table-row>
        <table:table-row table:style-name="ro1">
          <table:table-cell office:value-type="float" office:value="0.0750762195">
            <text:p>0.0750762195</text:p>
          </table:table-cell>
          <table:table-cell office:value-type="float" office:value="0.082019611">
            <text:p>0.082019611</text:p>
          </table:table-cell>
          <table:table-cell office:value-type="float" office:value="0.0607291836">
            <text:p>0.0607291836</text:p>
          </table:table-cell>
          <table:table-cell office:value-type="float" office:value="0.0813783388">
            <text:p>0.0813783388</text:p>
          </table:table-cell>
          <table:table-cell table:number-columns-repeated="5"/>
        </table:table-row>
        <table:table-row table:style-name="ro1">
          <table:table-cell office:value-type="float" office:value="0.0892362807">
            <text:p>0.0892362807</text:p>
          </table:table-cell>
          <table:table-cell office:value-type="float" office:value="0.0816592464">
            <text:p>0.0816592464</text:p>
          </table:table-cell>
          <table:table-cell office:value-type="float" office:value="0.0609186665">
            <text:p>0.0609186665</text:p>
          </table:table-cell>
          <table:table-cell office:value-type="float" office:value="0.081550657">
            <text:p>0.081550657</text:p>
          </table:table-cell>
          <table:table-cell table:number-columns-repeated="5"/>
        </table:table-row>
        <table:table-row table:style-name="ro1">
          <table:table-cell office:value-type="float" office:value="0.1044290056">
            <text:p>0.1044290056</text:p>
          </table:table-cell>
          <table:table-cell office:value-type="float" office:value="0.0811162993">
            <text:p>0.0811162993</text:p>
          </table:table-cell>
          <table:table-cell office:value-type="float" office:value="0.0608643718">
            <text:p>0.0608643718</text:p>
          </table:table-cell>
          <table:table-cell office:value-type="float" office:value="0.0816049517">
            <text:p>0.0816049517</text:p>
          </table:table-cell>
          <table:table-cell table:number-columns-repeated="5"/>
        </table:table-row>
        <table:table-row table:style-name="ro1">
          <table:table-cell office:value-type="float" office:value="0.1055640244">
            <text:p>0.1055640244</text:p>
          </table:table-cell>
          <table:table-cell office:value-type="float" office:value="0.0802438892">
            <text:p>0.0802438892</text:p>
          </table:table-cell>
          <table:table-cell office:value-type="float" office:value="0.0610055014">
            <text:p>0.0610055014</text:p>
          </table:table-cell>
          <table:table-cell office:value-type="float" office:value="0.0818672041">
            <text:p>0.0818672041</text:p>
          </table:table-cell>
          <table:table-cell table:number-columns-repeated="5"/>
        </table:table-row>
        <table:table-row table:style-name="ro1">
          <table:table-cell office:value-type="float" office:value="0.1056127171">
            <text:p>0.1056127171</text:p>
          </table:table-cell>
          <table:table-cell office:value-type="float" office:value="0.0805160869">
            <text:p>0.0805160869</text:p>
          </table:table-cell>
          <table:table-cell office:value-type="float" office:value="0.0610778443">
            <text:p>0.061077844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1046378549">
            <text:p>0.1046378549</text:p>
          </table:table-cell>
          <table:table-cell office:value-type="float" office:value="0.0811267299">
            <text:p>0.0811267299</text:p>
          </table:table-cell>
          <table:table-cell office:value-type="float" office:value="0.0610766046">
            <text:p>0.0610766046</text:p>
          </table:table-cell>
          <table:table-cell office:value-type="float" office:value="0.0818350223">
            <text:p>0.0818350223</text:p>
          </table:table-cell>
          <table:table-cell table:number-columns-repeated="5"/>
        </table:table-row>
        <table:table-row table:style-name="ro1">
          <table:table-cell office:value-type="float" office:value="0.0865588764">
            <text:p>0.0865588764</text:p>
          </table:table-cell>
          <table:table-cell office:value-type="float" office:value="0.0807578901">
            <text:p>0.0807578901</text:p>
          </table:table-cell>
          <table:table-cell office:value-type="float" office:value="0.0611453841">
            <text:p>0.0611453841</text:p>
          </table:table-cell>
          <table:table-cell office:value-type="float" office:value="0.0820003276">
            <text:p>0.0820003276</text:p>
          </table:table-cell>
          <table:table-cell table:number-columns-repeated="5"/>
        </table:table-row>
        <table:table-row table:style-name="ro1">
          <table:table-cell office:value-type="float" office:value="0.0779681362">
            <text:p>0.0779681362</text:p>
          </table:table-cell>
          <table:table-cell office:value-type="float" office:value="0.0812418158">
            <text:p>0.0812418158</text:p>
          </table:table-cell>
          <table:table-cell office:value-type="float" office:value="0.0611086862">
            <text:p>0.0611086862</text:p>
          </table:table-cell>
          <table:table-cell office:value-type="float" office:value="0.0820056744">
            <text:p>0.0820056744</text:p>
          </table:table-cell>
          <table:table-cell table:number-columns-repeated="5"/>
        </table:table-row>
        <table:table-row table:style-name="ro1">
          <table:table-cell office:value-type="float" office:value="0.0628309406">
            <text:p>0.0628309406</text:p>
          </table:table-cell>
          <table:table-cell office:value-type="float" office:value="0.0797093531">
            <text:p>0.0797093531</text:p>
          </table:table-cell>
          <table:table-cell office:value-type="float" office:value="0.0611954978">
            <text:p>0.0611954978</text:p>
          </table:table-cell>
          <table:table-cell office:value-type="float" office:value="0.0820630498">
            <text:p>0.0820630498</text:p>
          </table:table-cell>
          <table:table-cell table:number-columns-repeated="5"/>
        </table:table-row>
        <table:table-row table:style-name="ro1">
          <table:table-cell office:value-type="float" office:value="0.0598867596">
            <text:p>0.0598867596</text:p>
          </table:table-cell>
          <table:table-cell office:value-type="float" office:value="0.0807926829">
            <text:p>0.0807926829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601393273">
            <text:p>0.0601393273</text:p>
          </table:table-cell>
          <table:table-cell office:value-type="float" office:value="0.0805160869">
            <text:p>0.0805160869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748543742">
            <text:p>0.0748543742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68310741">
            <text:p>0.0868310741</text:p>
          </table:table-cell>
          <table:table-cell office:value-type="float" office:value="0.0806784821">
            <text:p>0.0806784821</text:p>
          </table:table-cell>
          <table:table-cell office:value-type="float" office:value="0.060940473">
            <text:p>0.060940473</text:p>
          </table:table-cell>
          <table:table-cell office:value-type="float" office:value="0.0816570621">
            <text:p>0.0816570621</text:p>
          </table:table-cell>
          <table:table-cell table:number-columns-repeated="5"/>
        </table:table-row>
        <table:table-row table:style-name="ro1">
          <table:table-cell office:value-type="float" office:value="0.1028828927">
            <text:p>0.1028828927</text:p>
          </table:table-cell>
          <table:table-cell office:value-type="float" office:value="0.0803018786">
            <text:p>0.0803018786</text:p>
          </table:table-cell>
          <table:table-cell office:value-type="float" office:value="0.0608100771">
            <text:p>0.0608100771</text:p>
          </table:table-cell>
          <table:table-cell office:value-type="float" office:value="0.0816093826">
            <text:p>0.0816093826</text:p>
          </table:table-cell>
          <table:table-cell table:number-columns-repeated="5"/>
        </table:table-row>
        <table:table-row table:style-name="ro1">
          <table:table-cell office:value-type="float" office:value="0.1058362369">
            <text:p>0.1058362369</text:p>
          </table:table-cell>
          <table:table-cell office:value-type="float" office:value="0.0805248544">
            <text:p>0.0805248544</text:p>
          </table:table-cell>
          <table:table-cell office:value-type="float" office:value="0.0610300523">
            <text:p>0.0610300523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98807774">
            <text:p>0.098807774</text:p>
          </table:table-cell>
          <table:table-cell office:value-type="float" office:value="0.0811963475">
            <text:p>0.0811963475</text:p>
          </table:table-cell>
          <table:table-cell office:value-type="float" office:value="0.0612936738">
            <text:p>0.0612936738</text:p>
          </table:table-cell>
          <table:table-cell office:value-type="float" office:value="0.0821850394">
            <text:p>0.0821850394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421471">
            <text:p>0.082421471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2421471">
            <text:p>0.082421471</text:p>
          </table:table-cell>
          <table:table-cell office:value-type="float" office:value="0.0610300523">
            <text:p>0.0610300523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24714208">
            <text:p>0.0824714208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24804007">
            <text:p>0.0824804007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92005214">
            <text:p>0.092005214</text:p>
          </table:table-cell>
          <table:table-cell office:value-type="float" office:value="0.0608298935">
            <text:p>0.0608298935</text:p>
          </table:table-cell>
          <table:table-cell office:value-type="float" office:value="0.0816814207">
            <text:p>0.081681420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1043615401">
            <text:p>0.1043615401</text:p>
          </table:table-cell>
          <table:table-cell office:value-type="float" office:value="0.0610180553">
            <text:p>0.0610180553</text:p>
          </table:table-cell>
          <table:table-cell office:value-type="float" office:value="0.0816837068">
            <text:p>0.0816837068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1055582775">
            <text:p>0.1055582775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1050481947">
            <text:p>0.1050481947</text:p>
          </table:table-cell>
          <table:table-cell office:value-type="float" office:value="0.0610944732">
            <text:p>0.0610944732</text:p>
          </table:table-cell>
          <table:table-cell office:value-type="float" office:value="0.0817949137">
            <text:p>0.0817949137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966420966">
            <text:p>0.0966420966</text:p>
          </table:table-cell>
          <table:table-cell office:value-type="float" office:value="0.0611554002">
            <text:p>0.0611554002</text:p>
          </table:table-cell>
          <table:table-cell office:value-type="float" office:value="0.0820728444">
            <text:p>0.082072844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7483242">
            <text:p>0.0817483242</text:p>
          </table:table-cell>
          <table:table-cell office:value-type="float" office:value="0.0610420754">
            <text:p>0.0610420754</text:p>
          </table:table-cell>
          <table:table-cell office:value-type="float" office:value="0.0819663197">
            <text:p>0.081966319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97649048">
            <text:p>0.0697649048</text:p>
          </table:table-cell>
          <table:table-cell office:value-type="float" office:value="0.0610986853">
            <text:p>0.0610986853</text:p>
          </table:table-cell>
          <table:table-cell office:value-type="float" office:value="0.0819833088">
            <text:p>0.0819833088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09211672">
            <text:p>0.0609211672</text:p>
          </table:table-cell>
          <table:table-cell office:value-type="float" office:value="0.0610267298">
            <text:p>0.0610267298</text:p>
          </table:table-cell>
          <table:table-cell office:value-type="float" office:value="0.0818681618">
            <text:p>0.0818681618</text:p>
          </table:table-cell>
          <table:table-cell table:number-columns-repeated="5"/>
        </table:table-row>
        <table:table-row table:style-name="ro1">
          <table:table-cell office:value-type="float" office:value="0.0824804007">
            <text:p>0.0824804007</text:p>
          </table:table-cell>
          <table:table-cell office:value-type="float" office:value="0.0609012735">
            <text:p>0.0609012735</text:p>
          </table:table-cell>
          <table:table-cell office:value-type="float" office:value="0.061010123">
            <text:p>0.061010123</text:p>
          </table:table-cell>
          <table:table-cell office:value-type="float" office:value="0.0817459454">
            <text:p>0.081745945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64081677">
            <text:p>0.064081677</text:p>
          </table:table-cell>
          <table:table-cell office:value-type="float" office:value="0.0608775931">
            <text:p>0.0608775931</text:p>
          </table:table-cell>
          <table:table-cell office:value-type="float" office:value="0.0815728018">
            <text:p>0.0815728018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792487651">
            <text:p>0.0792487651</text:p>
          </table:table-cell>
          <table:table-cell office:value-type="float" office:value="0.0607968733">
            <text:p>0.0607968733</text:p>
          </table:table-cell>
          <table:table-cell office:value-type="float" office:value="0.0815828041">
            <text:p>0.081582804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96592947">
            <text:p>0.0896592947</text:p>
          </table:table-cell>
          <table:table-cell office:value-type="float" office:value="0.0609139814">
            <text:p>0.0609139814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1001956097">
            <text:p>0.1001956097</text:p>
          </table:table-cell>
          <table:table-cell office:value-type="float" office:value="0.0608629497">
            <text:p>0.0608629497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1049423035">
            <text:p>0.1049423035</text:p>
          </table:table-cell>
          <table:table-cell office:value-type="float" office:value="0.060962334">
            <text:p>0.060962334</text:p>
          </table:table-cell>
          <table:table-cell office:value-type="float" office:value="0.0818637056">
            <text:p>0.081863705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1050081655">
            <text:p>0.1050081655</text:p>
          </table:table-cell>
          <table:table-cell office:value-type="float" office:value="0.0609689711">
            <text:p>0.0609689711</text:p>
          </table:table-cell>
          <table:table-cell office:value-type="float" office:value="0.0818137282">
            <text:p>0.081813728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984071569">
            <text:p>0.0984071569</text:p>
          </table:table-cell>
          <table:table-cell office:value-type="float" office:value="0.0610953524">
            <text:p>0.0610953524</text:p>
          </table:table-cell>
          <table:table-cell office:value-type="float" office:value="0.0820423304">
            <text:p>0.082042330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30374215">
            <text:p>0.0830374215</text:p>
          </table:table-cell>
          <table:table-cell office:value-type="float" office:value="0.0611921543">
            <text:p>0.0611921543</text:p>
          </table:table-cell>
          <table:table-cell office:value-type="float" office:value="0.0821087135">
            <text:p>0.0821087135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731627654">
            <text:p>0.0731627654</text:p>
          </table:table-cell>
          <table:table-cell office:value-type="float" office:value="0.0610267298">
            <text:p>0.0610267298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607033972">
            <text:p>0.0607033972</text:p>
          </table:table-cell>
          <table:table-cell office:value-type="float" office:value="0.0609756098">
            <text:p>0.06097560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607000925">
            <text:p>0.0607000925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40412819">
            <text:p>0.0640412819</text:p>
          </table:table-cell>
          <table:table-cell office:value-type="float" office:value="0.0608941279">
            <text:p>0.0608941279</text:p>
          </table:table-cell>
          <table:table-cell office:value-type="float" office:value="0.0816404128">
            <text:p>0.0816404128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424058">
            <text:p>0.0818424058</text:p>
          </table:table-cell>
          <table:table-cell office:value-type="float" office:value="0.0609059764">
            <text:p>0.0609059764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859912">
            <text:p>0.081885991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15331">
            <text:p>0.081881533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582857">
            <text:p>0.0819582857</text:p>
          </table:table-cell>
          <table:table-cell office:value-type="float" office:value="0.0792932323">
            <text:p>0.0792932323</text:p>
          </table:table-cell>
          <table:table-cell office:value-type="float" office:value="0.0611332279">
            <text:p>0.0611332279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744518381">
            <text:p>0.0744518381</text:p>
          </table:table-cell>
          <table:table-cell office:value-type="float" office:value="0.0707495629">
            <text:p>0.0707495629</text:p>
          </table:table-cell>
          <table:table-cell office:value-type="float" office:value="0.0611921543">
            <text:p>0.0611921543</text:p>
          </table:table-cell>
          <table:table-cell office:value-type="float" office:value="0.0821131993">
            <text:p>0.0821131993</text:p>
          </table:table-cell>
          <table:table-cell table:number-columns-repeated="5"/>
        </table:table-row>
        <table:table-row table:style-name="ro1">
          <table:table-cell office:value-type="float" office:value="0.0656918376">
            <text:p>0.0656918376</text:p>
          </table:table-cell>
          <table:table-cell office:value-type="float" office:value="0.0655083866">
            <text:p>0.0655083866</text:p>
          </table:table-cell>
          <table:table-cell office:value-type="float" office:value="0.0612434441">
            <text:p>0.0612434441</text:p>
          </table:table-cell>
          <table:table-cell office:value-type="float" office:value="0.0821176856">
            <text:p>0.0821176856</text:p>
          </table:table-cell>
          <table:table-cell table:number-columns-repeated="5"/>
        </table:table-row>
        <table:table-row table:style-name="ro1">
          <table:table-cell office:value-type="float" office:value="0.0581990418">
            <text:p>0.0581990418</text:p>
          </table:table-cell>
          <table:table-cell office:value-type="float" office:value="0.0607033972">
            <text:p>0.0607033972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82408012">
            <text:p>0.0582408012</text:p>
          </table:table-cell>
          <table:table-cell office:value-type="float" office:value="0.0606357501">
            <text:p>0.0606357501</text:p>
          </table:table-cell>
          <table:table-cell office:value-type="float" office:value="0.0609656524">
            <text:p>0.0609656524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579812718">
            <text:p>0.0579812718</text:p>
          </table:table-cell>
          <table:table-cell office:value-type="float" office:value="0.0607000925">
            <text:p>0.0607000925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579299831">
            <text:p>0.0579299831</text:p>
          </table:table-cell>
          <table:table-cell office:value-type="float" office:value="0.0606489547">
            <text:p>0.0606489547</text:p>
          </table:table-cell>
          <table:table-cell office:value-type="float" office:value="0.0610333751">
            <text:p>0.0610333751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9781153">
            <text:p>0.0579781153</text:p>
          </table:table-cell>
          <table:table-cell office:value-type="float" office:value="0.0607033972">
            <text:p>0.0607033972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585225108">
            <text:p>0.0585225108</text:p>
          </table:table-cell>
          <table:table-cell office:value-type="float" office:value="0.0648983585">
            <text:p>0.0648983585</text:p>
          </table:table-cell>
          <table:table-cell office:value-type="float" office:value="0.0608761822">
            <text:p>0.0608761822</text:p>
          </table:table-cell>
          <table:table-cell office:value-type="float" office:value="0.0816393086">
            <text:p>0.0816393086</text:p>
          </table:table-cell>
          <table:table-cell table:number-columns-repeated="5"/>
        </table:table-row>
        <table:table-row table:style-name="ro1">
          <table:table-cell office:value-type="float" office:value="0.0592749837">
            <text:p>0.0592749837</text:p>
          </table:table-cell>
          <table:table-cell office:value-type="float" office:value="0.0738466554">
            <text:p>0.0738466554</text:p>
          </table:table-cell>
          <table:table-cell office:value-type="float" office:value="0.0609139814">
            <text:p>0.0609139814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590669062">
            <text:p>0.0590669062</text:p>
          </table:table-cell>
          <table:table-cell office:value-type="float" office:value="0.0852300505">
            <text:p>0.0852300505</text:p>
          </table:table-cell>
          <table:table-cell office:value-type="float" office:value="0.0608908202">
            <text:p>0.0608908202</text:p>
          </table:table-cell>
          <table:table-cell office:value-type="float" office:value="0.0815949587">
            <text:p>0.0815949587</text:p>
          </table:table-cell>
          <table:table-cell table:number-columns-repeated="5"/>
        </table:table-row>
        <table:table-row table:style-name="ro1">
          <table:table-cell office:value-type="float" office:value="0.0587979094">
            <text:p>0.0587979094</text:p>
          </table:table-cell>
          <table:table-cell office:value-type="float" office:value="0.0921202893">
            <text:p>0.0921202893</text:p>
          </table:table-cell>
          <table:table-cell office:value-type="float" office:value="0.0609570419">
            <text:p>0.0609570419</text:p>
          </table:table-cell>
          <table:table-cell office:value-type="float" office:value="0.0817292007">
            <text:p>0.0817292007</text:p>
          </table:table-cell>
          <table:table-cell table:number-columns-repeated="5"/>
        </table:table-row>
        <table:table-row table:style-name="ro1">
          <table:table-cell office:value-type="float" office:value="0.0577247726">
            <text:p>0.0577247726</text:p>
          </table:table-cell>
          <table:table-cell office:value-type="float" office:value="0.1029235953">
            <text:p>0.1029235953</text:p>
          </table:table-cell>
          <table:table-cell office:value-type="float" office:value="0.0608596424">
            <text:p>0.0608596424</text:p>
          </table:table-cell>
          <table:table-cell office:value-type="float" office:value="0.0817258056">
            <text:p>0.0817258056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865512">
            <text:p>0.1044865512</text:p>
          </table:table-cell>
          <table:table-cell office:value-type="float" office:value="0.0609855704">
            <text:p>0.0609855704</text:p>
          </table:table-cell>
          <table:table-cell office:value-type="float" office:value="0.0818904497">
            <text:p>0.0818904497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4751742">
            <text:p>0.1044751742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1044321028">
            <text:p>0.1044321028</text:p>
          </table:table-cell>
          <table:table-cell office:value-type="float" office:value="0.0609822498">
            <text:p>0.06098224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2217869">
            <text:p>0.0582217869</text:p>
          </table:table-cell>
          <table:table-cell office:value-type="float" office:value="0.1047106179">
            <text:p>0.1047106179</text:p>
          </table:table-cell>
          <table:table-cell office:value-type="float" office:value="0.0609802535">
            <text:p>0.0609802535</text:p>
          </table:table-cell>
          <table:table-cell office:value-type="float" office:value="0.081705924">
            <text:p>0.081705924</text:p>
          </table:table-cell>
          <table:table-cell table:number-columns-repeated="5"/>
        </table:table-row>
        <table:table-row table:style-name="ro1">
          <table:table-cell office:value-type="float" office:value="0.0622147359">
            <text:p>0.0622147359</text:p>
          </table:table-cell>
          <table:table-cell office:value-type="float" office:value="0.104862809">
            <text:p>0.104862809</text:p>
          </table:table-cell>
          <table:table-cell office:value-type="float" office:value="0.0608563356">
            <text:p>0.0608563356</text:p>
          </table:table-cell>
          <table:table-cell office:value-type="float" office:value="0.0816670289">
            <text:p>0.0816670289</text:p>
          </table:table-cell>
          <table:table-cell table:number-columns-repeated="5"/>
        </table:table-row>
        <table:table-row table:style-name="ro1">
          <table:table-cell office:value-type="float" office:value="0.080030405">
            <text:p>0.080030405</text:p>
          </table:table-cell>
          <table:table-cell office:value-type="float" office:value="0.1047288126">
            <text:p>0.1047288126</text:p>
          </table:table-cell>
          <table:table-cell office:value-type="float" office:value="0.0608610674">
            <text:p>0.0608610674</text:p>
          </table:table-cell>
          <table:table-cell office:value-type="float" office:value="0.0815462294">
            <text:p>0.0815462294</text:p>
          </table:table-cell>
          <table:table-cell table:number-columns-repeated="5"/>
        </table:table-row>
        <table:table-row table:style-name="ro1">
          <table:table-cell office:value-type="float" office:value="0.0850600968">
            <text:p>0.0850600968</text:p>
          </table:table-cell>
          <table:table-cell office:value-type="float" office:value="0.1049110785">
            <text:p>0.1049110785</text:p>
          </table:table-cell>
          <table:table-cell office:value-type="float" office:value="0.060963672">
            <text:p>0.060963672</text:p>
          </table:table-cell>
          <table:table-cell office:value-type="float" office:value="0.0817425355">
            <text:p>0.0817425355</text:p>
          </table:table-cell>
          <table:table-cell table:number-columns-repeated="5"/>
        </table:table-row>
        <table:table-row table:style-name="ro1">
          <table:table-cell office:value-type="float" office:value="0.0915561834">
            <text:p>0.0915561834</text:p>
          </table:table-cell>
          <table:table-cell office:value-type="float" office:value="0.1048141708">
            <text:p>0.1048141708</text:p>
          </table:table-cell>
          <table:table-cell office:value-type="float" office:value="0.0609616952">
            <text:p>0.0609616952</text:p>
          </table:table-cell>
          <table:table-cell office:value-type="float" office:value="0.0816082586">
            <text:p>0.0816082586</text:p>
          </table:table-cell>
          <table:table-cell table:number-columns-repeated="5"/>
        </table:table-row>
        <table:table-row table:style-name="ro1">
          <table:table-cell office:value-type="float" office:value="0.1064809797">
            <text:p>0.1064809797</text:p>
          </table:table-cell>
          <table:table-cell office:value-type="float" office:value="0.1045301832">
            <text:p>0.1045301832</text:p>
          </table:table-cell>
          <table:table-cell office:value-type="float" office:value="0.0606980273">
            <text:p>0.0606980273</text:p>
          </table:table-cell>
          <table:table-cell office:value-type="float" office:value="0.0814501707">
            <text:p>0.0814501707</text:p>
          </table:table-cell>
          <table:table-cell table:number-columns-repeated="5"/>
        </table:table-row>
        <table:table-row table:style-name="ro1">
          <table:table-cell office:value-type="float" office:value="0.1069795296">
            <text:p>0.1069795296</text:p>
          </table:table-cell>
          <table:table-cell office:value-type="float" office:value="0.1049594425">
            <text:p>0.1049594425</text:p>
          </table:table-cell>
          <table:table-cell office:value-type="float" office:value="0.0609855704">
            <text:p>0.0609855704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1069795296">
            <text:p>0.1069795296</text:p>
          </table:table-cell>
          <table:table-cell office:value-type="float" office:value="0.1050195993">
            <text:p>0.1050195993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47473868">
            <text:p>0.1047473868</text:p>
          </table:table-cell>
          <table:table-cell office:value-type="float" office:value="0.0610811694">
            <text:p>0.0610811694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44264169">
            <text:p>0.1044264169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1071972997">
            <text:p>0.1071972997</text:p>
          </table:table-cell>
          <table:table-cell office:value-type="float" office:value="0.1020319224">
            <text:p>0.1020319224</text:p>
          </table:table-cell>
          <table:table-cell office:value-type="float" office:value="0.0610632967">
            <text:p>0.0610632967</text:p>
          </table:table-cell>
          <table:table-cell office:value-type="float" office:value="0.0818261059">
            <text:p>0.0818261059</text:p>
          </table:table-cell>
          <table:table-cell table:number-columns-repeated="5"/>
        </table:table-row>
        <table:table-row table:style-name="ro1">
          <table:table-cell office:value-type="float" office:value="0.1064096281">
            <text:p>0.1064096281</text:p>
          </table:table-cell>
          <table:table-cell office:value-type="float" office:value="0.0953289366">
            <text:p>0.0953289366</text:p>
          </table:table-cell>
          <table:table-cell office:value-type="float" office:value="0.0611477465">
            <text:p>0.0611477465</text:p>
          </table:table-cell>
          <table:table-cell office:value-type="float" office:value="0.0818662452">
            <text:p>0.0818662452</text:p>
          </table:table-cell>
          <table:table-cell table:number-columns-repeated="5"/>
        </table:table-row>
        <table:table-row table:style-name="ro1">
          <table:table-cell office:value-type="float" office:value="0.106054007">
            <text:p>0.106054007</text:p>
          </table:table-cell>
          <table:table-cell office:value-type="float" office:value="0.0892507079">
            <text:p>0.0892507079</text:p>
          </table:table-cell>
          <table:table-cell office:value-type="float" office:value="0.0611398964">
            <text:p>0.0611398964</text:p>
          </table:table-cell>
          <table:table-cell office:value-type="float" office:value="0.0819108905">
            <text:p>0.0819108905</text:p>
          </table:table-cell>
          <table:table-cell table:number-columns-repeated="5"/>
        </table:table-row>
        <table:table-row table:style-name="ro1">
          <table:table-cell office:value-type="float" office:value="0.1058849148">
            <text:p>0.1058849148</text:p>
          </table:table-cell>
          <table:table-cell office:value-type="float" office:value="0.0808587152">
            <text:p>0.0808587152</text:p>
          </table:table-cell>
          <table:table-cell office:value-type="float" office:value="0.0610799324">
            <text:p>0.0610799324</text:p>
          </table:table-cell>
          <table:table-cell office:value-type="float" office:value="0.0818939683">
            <text:p>0.0818939683</text:p>
          </table:table-cell>
          <table:table-cell table:number-columns-repeated="5"/>
        </table:table-row>
        <table:table-row table:style-name="ro1">
          <table:table-cell office:value-type="float" office:value="0.106134001">
            <text:p>0.106134001</text:p>
          </table:table-cell>
          <table:table-cell office:value-type="float" office:value="0.0729978738">
            <text:p>0.0729978738</text:p>
          </table:table-cell>
          <table:table-cell office:value-type="float" office:value="0.0610620434">
            <text:p>0.0610620434</text:p>
          </table:table-cell>
          <table:table-cell office:value-type="float" office:value="0.0819386142">
            <text:p>0.0819386142</text:p>
          </table:table-cell>
          <table:table-cell table:number-columns-repeated="5"/>
        </table:table-row>
        <table:table-row table:style-name="ro1">
          <table:table-cell office:value-type="float" office:value="0.1077961672">
            <text:p>0.1077961672</text:p>
          </table:table-cell>
          <table:table-cell office:value-type="float" office:value="0.0611053522">
            <text:p>0.0611053522</text:p>
          </table:table-cell>
          <table:table-cell office:value-type="float" office:value="0.0611086862">
            <text:p>0.0611086862</text:p>
          </table:table-cell>
          <table:table-cell office:value-type="float" office:value="0.0820012003">
            <text:p>0.0820012003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7033972">
            <text:p>0.0607033972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6522568">
            <text:p>0.0606522568</text:p>
          </table:table-cell>
          <table:table-cell office:value-type="float" office:value="0.0609822498">
            <text:p>0.0609822498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1077961672">
            <text:p>0.1077961672</text:p>
          </table:table-cell>
          <table:table-cell office:value-type="float" office:value="0.0607000925">
            <text:p>0.0607000925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1077475908">
            <text:p>0.1077475908</text:p>
          </table:table-cell>
          <table:table-cell office:value-type="float" office:value="0.0606522568">
            <text:p>0.0606522568</text:p>
          </table:table-cell>
          <table:table-cell office:value-type="float" office:value="0.0610878205">
            <text:p>0.0610878205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1077417247">
            <text:p>0.1077417247</text:p>
          </table:table-cell>
          <table:table-cell office:value-type="float" office:value="0.0603767422">
            <text:p>0.0603767422</text:p>
          </table:table-cell>
          <table:table-cell office:value-type="float" office:value="0.0609756098">
            <text:p>0.06097560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103386324">
            <text:p>0.103386324</text:p>
          </table:table-cell>
          <table:table-cell office:value-type="float" office:value="0.0605663775">
            <text:p>0.0605663775</text:p>
          </table:table-cell>
          <table:table-cell office:value-type="float" office:value="0.0611120205">
            <text:p>0.0611120205</text:p>
          </table:table-cell>
          <table:table-cell office:value-type="float" office:value="0.0819600567">
            <text:p>0.0819600567</text:p>
          </table:table-cell>
          <table:table-cell table:number-columns-repeated="5"/>
        </table:table-row>
        <table:table-row table:style-name="ro1">
          <table:table-cell office:value-type="float" office:value="0.0909239397">
            <text:p>0.0909239397</text:p>
          </table:table-cell>
          <table:table-cell office:value-type="float" office:value="0.060383317">
            <text:p>0.060383317</text:p>
          </table:table-cell>
          <table:table-cell office:value-type="float" office:value="0.0609789296">
            <text:p>0.0609789296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601556971">
            <text:p>0.0601556971</text:p>
          </table:table-cell>
          <table:table-cell office:value-type="float" office:value="0.0610234077">
            <text:p>0.061023407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119338">
            <text:p>0.081119338</text:p>
          </table:table-cell>
          <table:table-cell office:value-type="float" office:value="0.0601884634">
            <text:p>0.0601884634</text:p>
          </table:table-cell>
          <table:table-cell office:value-type="float" office:value="0.061012148">
            <text:p>0.061012148</text:p>
          </table:table-cell>
          <table:table-cell office:value-type="float" office:value="0.0818716636">
            <text:p>0.0818716636</text:p>
          </table:table-cell>
          <table:table-cell table:number-columns-repeated="5"/>
        </table:table-row>
        <table:table-row table:style-name="ro1">
          <table:table-cell office:value-type="float" office:value="0.0725824056">
            <text:p>0.0725824056</text:p>
          </table:table-cell>
          <table:table-cell office:value-type="float" office:value="0.0603067183">
            <text:p>0.0603067183</text:p>
          </table:table-cell>
          <table:table-cell office:value-type="float" office:value="0.061176599">
            <text:p>0.061176599</text:p>
          </table:table-cell>
          <table:table-cell office:value-type="float" office:value="0.0820280522">
            <text:p>0.0820280522</text:p>
          </table:table-cell>
          <table:table-cell table:number-columns-repeated="5"/>
        </table:table-row>
        <table:table-row table:style-name="ro1">
          <table:table-cell office:value-type="float" office:value="0.0575182641">
            <text:p>0.0575182641</text:p>
          </table:table-cell>
          <table:table-cell office:value-type="float" office:value="0.0599334679">
            <text:p>0.0599334679</text:p>
          </table:table-cell>
          <table:table-cell office:value-type="float" office:value="0.0611332279">
            <text:p>0.0611332279</text:p>
          </table:table-cell>
          <table:table-cell office:value-type="float" office:value="0.0819654251">
            <text:p>0.081965425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8323171">
            <text:p>0.0598323171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0598355747">
            <text:p>0.0598355747</text:p>
          </table:table-cell>
          <table:table-cell office:value-type="float" office:value="0.0609822498">
            <text:p>0.0609822498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9412021">
            <text:p>0.0599412021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74399739">
            <text:p>0.0574399739</text:p>
          </table:table-cell>
          <table:table-cell office:value-type="float" office:value="0.0598355747">
            <text:p>0.0598355747</text:p>
          </table:table-cell>
          <table:table-cell office:value-type="float" office:value="0.0610333751">
            <text:p>0.0610333751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573855284">
            <text:p>0.0573855284</text:p>
          </table:table-cell>
          <table:table-cell office:value-type="float" office:value="0.0598355747">
            <text:p>0.0598355747</text:p>
          </table:table-cell>
          <table:table-cell office:value-type="float" office:value="0.0609855704">
            <text:p>0.0609855704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584426185">
            <text:p>0.0584426185</text:p>
          </table:table-cell>
          <table:table-cell office:value-type="float" office:value="0.0688158038">
            <text:p>0.0688158038</text:p>
          </table:table-cell>
          <table:table-cell office:value-type="float" office:value="0.0607836752">
            <text:p>0.0607836752</text:p>
          </table:table-cell>
          <table:table-cell office:value-type="float" office:value="0.0815695213">
            <text:p>0.0815695213</text:p>
          </table:table-cell>
          <table:table-cell table:number-columns-repeated="5"/>
        </table:table-row>
        <table:table-row table:style-name="ro1">
          <table:table-cell office:value-type="float" office:value="0.0592911199">
            <text:p>0.0592911199</text:p>
          </table:table-cell>
          <table:table-cell office:value-type="float" office:value="0.0821037731">
            <text:p>0.0821037731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585256969">
            <text:p>0.0585256969</text:p>
          </table:table-cell>
          <table:table-cell office:value-type="float" office:value="0.095582242">
            <text:p>0.095582242</text:p>
          </table:table-cell>
          <table:table-cell office:value-type="float" office:value="0.0609106716">
            <text:p>0.0609106716</text:p>
          </table:table-cell>
          <table:table-cell office:value-type="float" office:value="0.0816215629">
            <text:p>0.0816215629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4183263">
            <text:p>0.1044183263</text:p>
          </table:table-cell>
          <table:table-cell office:value-type="float" office:value="0.0609457474">
            <text:p>0.0609457474</text:p>
          </table:table-cell>
          <table:table-cell office:value-type="float" office:value="0.0817781163">
            <text:p>0.0817781163</text:p>
          </table:table-cell>
          <table:table-cell table:number-columns-repeated="5"/>
        </table:table-row>
        <table:table-row table:style-name="ro1">
          <table:table-cell office:value-type="float" office:value="0.0579781153">
            <text:p>0.0579781153</text:p>
          </table:table-cell>
          <table:table-cell office:value-type="float" office:value="0.1047359826">
            <text:p>0.1047359826</text:p>
          </table:table-cell>
          <table:table-cell office:value-type="float" office:value="0.0609689711">
            <text:p>0.060968971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39795307">
            <text:p>0.1039795307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6470461">
            <text:p>0.0816470461</text:p>
          </table:table-cell>
          <table:table-cell office:value-type="float" office:value="0.081952968">
            <text:p>0.081952968</text:p>
          </table:table-cell>
          <table:table-cell office:value-type="float" office:value="0.0608808994">
            <text:p>0.0608808994</text:p>
          </table:table-cell>
          <table:table-cell office:value-type="float" office:value="0.0815816631">
            <text:p>0.081581663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0300523">
            <text:p>0.061030052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992379">
            <text:p>0.0821992379</text:p>
          </table:table-cell>
          <table:table-cell office:value-type="float" office:value="0.0609756098">
            <text:p>0.06097560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09789296">
            <text:p>0.060978929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82435">
            <text:p>0.0821082435</text:p>
          </table:table-cell>
          <table:table-cell office:value-type="float" office:value="0.0659879131">
            <text:p>0.0659879131</text:p>
          </table:table-cell>
          <table:table-cell office:value-type="float" office:value="0.0820814283">
            <text:p>0.082081428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729121357">
            <text:p>0.0729121357</text:p>
          </table:table-cell>
          <table:table-cell office:value-type="float" office:value="0.0819921705">
            <text:p>0.081992170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800565617">
            <text:p>0.0800565617</text:p>
          </table:table-cell>
          <table:table-cell office:value-type="float" office:value="0.082068853">
            <text:p>0.082068853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2037128">
            <text:p>0.0822037128</text:p>
          </table:table-cell>
          <table:table-cell office:value-type="float" office:value="0.087192868">
            <text:p>0.087192868</text:p>
          </table:table-cell>
          <table:table-cell office:value-type="float" office:value="0.0817069856">
            <text:p>0.081706985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37907786">
            <text:p>0.0937907786</text:p>
          </table:table-cell>
          <table:table-cell office:value-type="float" office:value="0.0819155297">
            <text:p>0.08191552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5173409">
            <text:p>0.0945173409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945511948">
            <text:p>0.0945511948</text:p>
          </table:table-cell>
          <table:table-cell office:value-type="float" office:value="0.0817637452">
            <text:p>0.081763745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5121951">
            <text:p>0.094512195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45717864">
            <text:p>0.0945717864</text:p>
          </table:table-cell>
          <table:table-cell office:value-type="float" office:value="0.0818360013">
            <text:p>0.0818360013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2037128">
            <text:p>0.0822037128</text:p>
          </table:table-cell>
          <table:table-cell office:value-type="float" office:value="0.0945070499">
            <text:p>0.0945070499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5121951">
            <text:p>0.0945121951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885447904">
            <text:p>0.0885447904</text:p>
          </table:table-cell>
          <table:table-cell office:value-type="float" office:value="0.0819475492">
            <text:p>0.081947549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809911041">
            <text:p>0.0809911041</text:p>
          </table:table-cell>
          <table:table-cell office:value-type="float" office:value="0.08197795">
            <text:p>0.0819779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741427247">
            <text:p>0.0741427247</text:p>
          </table:table-cell>
          <table:table-cell office:value-type="float" office:value="0.0821656398">
            <text:p>0.082165639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26945552">
            <text:p>0.0626945552</text:p>
          </table:table-cell>
          <table:table-cell office:value-type="float" office:value="0.0820818087">
            <text:p>0.082081808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81849371">
            <text:p>0.081849371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448013">
            <text:p>0.0821448013</text:p>
          </table:table-cell>
          <table:table-cell office:value-type="float" office:value="0.0611900485">
            <text:p>0.0611900485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11900485">
            <text:p>0.0611900485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63731246">
            <text:p>0.0663731246</text:p>
          </table:table-cell>
          <table:table-cell office:value-type="float" office:value="0.0816481844">
            <text:p>0.081648184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724227925">
            <text:p>0.0724227925</text:p>
          </table:table-cell>
          <table:table-cell office:value-type="float" office:value="0.0817158702">
            <text:p>0.081715870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824456522">
            <text:p>0.0824456522</text:p>
          </table:table-cell>
          <table:table-cell office:value-type="float" office:value="0.0816348715">
            <text:p>0.081634871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88501742">
            <text:p>0.0888501742</text:p>
          </table:table-cell>
          <table:table-cell office:value-type="float" office:value="0.0816437463">
            <text:p>0.081643746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5121951">
            <text:p>0.094512195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946755226">
            <text:p>0.094675522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81882">
            <text:p>0.0822081882</text:p>
          </table:table-cell>
          <table:table-cell office:value-type="float" office:value="0.0947351228">
            <text:p>0.094735122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82435">
            <text:p>0.0821082435</text:p>
          </table:table-cell>
          <table:table-cell office:value-type="float" office:value="0.094740281">
            <text:p>0.09474028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92779232">
            <text:p>0.0892779232</text:p>
          </table:table-cell>
          <table:table-cell office:value-type="float" office:value="0.0819198255">
            <text:p>0.081919825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830293461">
            <text:p>0.0830293461</text:p>
          </table:table-cell>
          <table:table-cell office:value-type="float" office:value="0.0819341474">
            <text:p>0.081934147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715727456">
            <text:p>0.0715727456</text:p>
          </table:table-cell>
          <table:table-cell office:value-type="float" office:value="0.0819377012">
            <text:p>0.081937701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612600828">
            <text:p>0.0612600828</text:p>
          </table:table-cell>
          <table:table-cell office:value-type="float" office:value="0.0819618529">
            <text:p>0.0819618529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626919">
            <text:p>0.0821626919</text:p>
          </table:table-cell>
          <table:table-cell office:value-type="float" office:value="0.0612000436">
            <text:p>0.061200043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244488">
            <text:p>0.06124448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61251157">
            <text:p>0.061251157</text:p>
          </table:table-cell>
          <table:table-cell office:value-type="float" office:value="0.0817815529">
            <text:p>0.081781552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76520133">
            <text:p>0.0676520133</text:p>
          </table:table-cell>
          <table:table-cell office:value-type="float" office:value="0.0816171276">
            <text:p>0.081617127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58384146">
            <text:p>0.0758384146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849687415">
            <text:p>0.0849687415</text:p>
          </table:table-cell>
          <table:table-cell office:value-type="float" office:value="0.0817069856">
            <text:p>0.081706985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82435">
            <text:p>0.0821082435</text:p>
          </table:table-cell>
          <table:table-cell office:value-type="float" office:value="0.092021537">
            <text:p>0.092021537</text:p>
          </table:table-cell>
          <table:table-cell office:value-type="float" office:value="0.0817924734">
            <text:p>0.081792473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6806773">
            <text:p>0.0946806773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7248081">
            <text:p>0.094724808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581523">
            <text:p>0.0822581523</text:p>
          </table:table-cell>
          <table:table-cell office:value-type="float" office:value="0.0946262318">
            <text:p>0.094626231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946806773">
            <text:p>0.094680677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947299652">
            <text:p>0.0947299652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7299652">
            <text:p>0.0947299652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947196516">
            <text:p>0.0947196516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947299652">
            <text:p>0.0947299652</text:p>
          </table:table-cell>
          <table:table-cell office:value-type="float" office:value="0.0820448606">
            <text:p>0.082044860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930435256">
            <text:p>0.0930435256</text:p>
          </table:table-cell>
          <table:table-cell office:value-type="float" office:value="0.0818761235">
            <text:p>0.08187612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896059301">
            <text:p>0.0896059301</text:p>
          </table:table-cell>
          <table:table-cell office:value-type="float" office:value="0.0819162852">
            <text:p>0.081916285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849847561">
            <text:p>0.0849847561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774095072">
            <text:p>0.0774095072</text:p>
          </table:table-cell>
          <table:table-cell office:value-type="float" office:value="0.0819296811">
            <text:p>0.081929681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02290076">
            <text:p>0.0702290076</text:p>
          </table:table-cell>
          <table:table-cell office:value-type="float" office:value="0.0819520174">
            <text:p>0.081952017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13246116">
            <text:p>0.0613246116</text:p>
          </table:table-cell>
          <table:table-cell office:value-type="float" office:value="0.0818796337">
            <text:p>0.081879633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244488">
            <text:p>0.061244488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1244488">
            <text:p>0.06124448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12478223">
            <text:p>0.06124782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3022648">
            <text:p>0.06130226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33798">
            <text:p>0.061193379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244488">
            <text:p>0.061244488</text:p>
          </table:table-cell>
          <table:table-cell office:value-type="float" office:value="0.0903657012">
            <text:p>0.090365701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103262935">
            <text:p>0.1032629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2478223">
            <text:p>0.0612478223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2478223">
            <text:p>0.0612478223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11933798">
            <text:p>0.0611933798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1967115">
            <text:p>0.0611967115</text:p>
          </table:table-cell>
          <table:table-cell office:value-type="float" office:value="0.1076521171">
            <text:p>0.107652117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11933798">
            <text:p>0.0611933798</text:p>
          </table:table-cell>
          <table:table-cell office:value-type="float" office:value="0.0982674755">
            <text:p>0.098267475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2989275">
            <text:p>0.0612989275</text:p>
          </table:table-cell>
          <table:table-cell office:value-type="float" office:value="0.0846410411">
            <text:p>0.0846410411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1244488">
            <text:p>0.06124448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1833869">
            <text:p>0.0611833869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0267298">
            <text:p>0.0610267298</text:p>
          </table:table-cell>
          <table:table-cell office:value-type="float" office:value="0.081522627">
            <text:p>0.08152262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0993031">
            <text:p>0.0820993031</text:p>
          </table:table-cell>
          <table:table-cell office:value-type="float" office:value="0.0611933798">
            <text:p>0.0611933798</text:p>
          </table:table-cell>
          <table:table-cell office:value-type="float" office:value="0.0727104129">
            <text:p>0.0727104129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09756098">
            <text:p>0.0609756098</text:p>
          </table:table-cell>
          <table:table-cell office:value-type="float" office:value="0.0607481732">
            <text:p>0.060748173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2000436">
            <text:p>0.0612000436</text:p>
          </table:table-cell>
          <table:table-cell office:value-type="float" office:value="0.0565174779">
            <text:p>0.0565174779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1244488">
            <text:p>0.061244488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37128">
            <text:p>0.0822037128</text:p>
          </table:table-cell>
          <table:table-cell office:value-type="float" office:value="0.0611933798">
            <text:p>0.0611933798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12478223">
            <text:p>0.061247822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537456">
            <text:p>0.0821537456</text:p>
          </table:table-cell>
          <table:table-cell office:value-type="float" office:value="0.0611967115">
            <text:p>0.0611967115</text:p>
          </table:table-cell>
          <table:table-cell office:value-type="float" office:value="0.0562966189">
            <text:p>0.05629661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1967115">
            <text:p>0.0611967115</text:p>
          </table:table-cell>
          <table:table-cell office:value-type="float" office:value="0.0567680836">
            <text:p>0.056768083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344873">
            <text:p>0.0612344873</text:p>
          </table:table-cell>
          <table:table-cell office:value-type="float" office:value="0.0692945833">
            <text:p>0.069294583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09756098">
            <text:p>0.0609756098</text:p>
          </table:table-cell>
          <table:table-cell office:value-type="float" office:value="0.0821537456">
            <text:p>0.082153745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53658537">
            <text:p>0.085365853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9722903">
            <text:p>0.0609722903</text:p>
          </table:table-cell>
          <table:table-cell office:value-type="float" office:value="0.0981541802">
            <text:p>0.098154180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1070321423">
            <text:p>0.107032142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56098">
            <text:p>0.0609756098</text:p>
          </table:table-cell>
          <table:table-cell office:value-type="float" office:value="0.1071370243">
            <text:p>0.107137024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0300523">
            <text:p>0.0610300523</text:p>
          </table:table-cell>
          <table:table-cell office:value-type="float" office:value="0.1073606272">
            <text:p>0.107360627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9822498">
            <text:p>0.0609822498</text:p>
          </table:table-cell>
          <table:table-cell office:value-type="float" office:value="0.1073723184">
            <text:p>0.107372318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492732">
            <text:p>0.0821492732</text:p>
          </table:table-cell>
          <table:table-cell office:value-type="float" office:value="0.0610267298">
            <text:p>0.0610267298</text:p>
          </table:table-cell>
          <table:table-cell office:value-type="float" office:value="0.1073606272">
            <text:p>0.107360627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10878205">
            <text:p>0.0610878205</text:p>
          </table:table-cell>
          <table:table-cell office:value-type="float" office:value="0.1073664725">
            <text:p>0.107366472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0333751">
            <text:p>0.0610333751</text:p>
          </table:table-cell>
          <table:table-cell office:value-type="float" office:value="0.1036040941">
            <text:p>0.1036040941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93031">
            <text:p>0.0820993031</text:p>
          </table:table-cell>
          <table:table-cell office:value-type="float" office:value="0.0609756098">
            <text:p>0.0609756098</text:p>
          </table:table-cell>
          <table:table-cell office:value-type="float" office:value="0.0821492732">
            <text:p>0.082149273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09789296">
            <text:p>0.0609789296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1037731">
            <text:p>0.08210377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9789296">
            <text:p>0.0609789296</text:p>
          </table:table-cell>
          <table:table-cell office:value-type="float" office:value="0.081531507">
            <text:p>0.08153150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492732">
            <text:p>0.0821492732</text:p>
          </table:table-cell>
          <table:table-cell office:value-type="float" office:value="0.0612378205">
            <text:p>0.0612378205</text:p>
          </table:table-cell>
          <table:table-cell office:value-type="float" office:value="0.0756394176">
            <text:p>0.075639417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992379">
            <text:p>0.0821992379</text:p>
          </table:table-cell>
          <table:table-cell office:value-type="float" office:value="0.0609756098">
            <text:p>0.0609756098</text:p>
          </table:table-cell>
          <table:table-cell office:value-type="float" office:value="0.0628546486">
            <text:p>0.062854648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3056024">
            <text:p>0.0613056024</text:p>
          </table:table-cell>
          <table:table-cell office:value-type="float" office:value="0.0565174779">
            <text:p>0.0565174779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251157">
            <text:p>0.061251157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1251157">
            <text:p>0.061251157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11967115">
            <text:p>0.0611967115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82185">
            <text:p>0.0821582185</text:p>
          </table:table-cell>
          <table:table-cell office:value-type="float" office:value="0.0614178373">
            <text:p>0.0614178373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4144934">
            <text:p>0.0614144934</text:p>
          </table:table-cell>
          <table:table-cell office:value-type="float" office:value="0.0569702906">
            <text:p>0.0569702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4144934">
            <text:p>0.0614144934</text:p>
          </table:table-cell>
          <table:table-cell office:value-type="float" office:value="0.0698027314">
            <text:p>0.069802731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14622462">
            <text:p>0.0614622462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448013">
            <text:p>0.0821448013</text:p>
          </table:table-cell>
          <table:table-cell office:value-type="float" office:value="0.0614078066">
            <text:p>0.0614078066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92732">
            <text:p>0.0821492732</text:p>
          </table:table-cell>
          <table:table-cell office:value-type="float" office:value="0.0614078066">
            <text:p>0.0614078066</text:p>
          </table:table-cell>
          <table:table-cell office:value-type="float" office:value="0.0817681964">
            <text:p>0.0817681964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48337">
            <text:p>0.0820948337</text:p>
          </table:table-cell>
          <table:table-cell office:value-type="float" office:value="0.0614111498">
            <text:p>0.0614111498</text:p>
          </table:table-cell>
          <table:table-cell office:value-type="float" office:value="0.0828482837">
            <text:p>0.0828482837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614111498">
            <text:p>0.0614111498</text:p>
          </table:table-cell>
          <table:table-cell office:value-type="float" office:value="0.0959409594">
            <text:p>0.095940959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2067088">
            <text:p>0.0612067088</text:p>
          </table:table-cell>
          <table:table-cell office:value-type="float" office:value="0.1069661211">
            <text:p>0.106966121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1071370243">
            <text:p>0.107137024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11933798">
            <text:p>0.0611933798</text:p>
          </table:table-cell>
          <table:table-cell office:value-type="float" office:value="0.1070884146">
            <text:p>0.107088414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9888913">
            <text:p>0.0609888913</text:p>
          </table:table-cell>
          <table:table-cell office:value-type="float" office:value="0.1076035487">
            <text:p>0.1076035487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609722903">
            <text:p>0.0609722903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8155932">
            <text:p>0.0608155932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607611477">
            <text:p>0.0607611477</text:p>
          </table:table-cell>
          <table:table-cell office:value-type="float" office:value="0.1076931453">
            <text:p>0.107693145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1076931453">
            <text:p>0.107693145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0900649954">
            <text:p>0.090064995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8122822">
            <text:p>0.0608122822</text:p>
          </table:table-cell>
          <table:table-cell office:value-type="float" office:value="0.0812724698">
            <text:p>0.081272469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171404">
            <text:p>0.0822171404</text:p>
          </table:table-cell>
          <table:table-cell office:value-type="float" office:value="0.0608189045">
            <text:p>0.0608189045</text:p>
          </table:table-cell>
          <table:table-cell office:value-type="float" office:value="0.0685761047">
            <text:p>0.0685761047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22822">
            <text:p>0.0608122822</text:p>
          </table:table-cell>
          <table:table-cell office:value-type="float" office:value="0.0566861258">
            <text:p>0.056686125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7611477">
            <text:p>0.0607611477</text:p>
          </table:table-cell>
          <table:table-cell office:value-type="float" office:value="0.056293554">
            <text:p>0.05629355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20239391">
            <text:p>0.0620239391</text:p>
          </table:table-cell>
          <table:table-cell office:value-type="float" office:value="0.0566797215">
            <text:p>0.0566797215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717116335">
            <text:p>0.0717116335</text:p>
          </table:table-cell>
          <table:table-cell office:value-type="float" office:value="0.0577090119">
            <text:p>0.05770901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871549663">
            <text:p>0.0871549663</text:p>
          </table:table-cell>
          <table:table-cell office:value-type="float" office:value="0.0575">
            <text:p>0.057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947299652">
            <text:p>0.0947299652</text:p>
          </table:table-cell>
          <table:table-cell office:value-type="float" office:value="0.058147765">
            <text:p>0.05814776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947299652">
            <text:p>0.0947299652</text:p>
          </table:table-cell>
          <table:table-cell office:value-type="float" office:value="0.0580806706">
            <text:p>0.0580806706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37456">
            <text:p>0.0821537456</text:p>
          </table:table-cell>
          <table:table-cell office:value-type="float" office:value="0.0949425663">
            <text:p>0.0949425663</text:p>
          </table:table-cell>
          <table:table-cell office:value-type="float" office:value="0.0657629702">
            <text:p>0.065762970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949425663">
            <text:p>0.0949425663</text:p>
          </table:table-cell>
          <table:table-cell office:value-type="float" office:value="0.0816226784">
            <text:p>0.081622678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949477352">
            <text:p>0.0949477352</text:p>
          </table:table-cell>
          <table:table-cell office:value-type="float" office:value="0.0864499973">
            <text:p>0.086449997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950021777">
            <text:p>0.0950021777</text:p>
          </table:table-cell>
          <table:table-cell office:value-type="float" office:value="0.103289188">
            <text:p>0.10328918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50073501">
            <text:p>0.0950073501</text:p>
          </table:table-cell>
          <table:table-cell office:value-type="float" office:value="0.1071000762">
            <text:p>0.107100076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951655052">
            <text:p>0.0951655052</text:p>
          </table:table-cell>
          <table:table-cell office:value-type="float" office:value="0.1070884146">
            <text:p>0.107088414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3406504">
            <text:p>0.0943406504</text:p>
          </table:table-cell>
          <table:table-cell office:value-type="float" office:value="0.1069035035">
            <text:p>0.106903503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890257864">
            <text:p>0.0890257864</text:p>
          </table:table-cell>
          <table:table-cell office:value-type="float" office:value="0.1059060915">
            <text:p>0.105906091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828608809">
            <text:p>0.0828608809</text:p>
          </table:table-cell>
          <table:table-cell office:value-type="float" office:value="0.1055931095">
            <text:p>0.105593109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37731">
            <text:p>0.0821037731</text:p>
          </table:table-cell>
          <table:table-cell office:value-type="float" office:value="0.0746781584">
            <text:p>0.0746781584</text:p>
          </table:table-cell>
          <table:table-cell office:value-type="float" office:value="0.10566223">
            <text:p>0.10566223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37456">
            <text:p>0.0821537456</text:p>
          </table:table-cell>
          <table:table-cell office:value-type="float" office:value="0.062639821">
            <text:p>0.062639821</text:p>
          </table:table-cell>
          <table:table-cell office:value-type="float" office:value="0.1075907951">
            <text:p>0.107590795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22822">
            <text:p>0.060812282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608189045">
            <text:p>0.0608189045</text:p>
          </table:table-cell>
          <table:table-cell office:value-type="float" office:value="0.0999945448">
            <text:p>0.0999945448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08155932">
            <text:p>0.0608155932</text:p>
          </table:table-cell>
          <table:table-cell office:value-type="float" office:value="0.0889761204">
            <text:p>0.0889761204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582185">
            <text:p>0.0821582185</text:p>
          </table:table-cell>
          <table:table-cell office:value-type="float" office:value="0.0607644561">
            <text:p>0.0607644561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7611477">
            <text:p>0.0607611477</text:p>
          </table:table-cell>
          <table:table-cell office:value-type="float" office:value="0.0753966091">
            <text:p>0.0753966091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7611477">
            <text:p>0.0607611477</text:p>
          </table:table-cell>
          <table:table-cell office:value-type="float" office:value="0.0679479501">
            <text:p>0.067947950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3948732">
            <text:p>0.0563948732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8155932">
            <text:p>0.0608155932</text:p>
          </table:table-cell>
          <table:table-cell office:value-type="float" office:value="0.0562421735">
            <text:p>0.056242173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122822">
            <text:p>0.0608122822</text:p>
          </table:table-cell>
          <table:table-cell office:value-type="float" office:value="0.0562360499">
            <text:p>0.056236049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1251157">
            <text:p>0.061251157</text:p>
          </table:table-cell>
          <table:table-cell office:value-type="float" office:value="0.0564445896">
            <text:p>0.056444589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93456421">
            <text:p>0.0693456421</text:p>
          </table:table-cell>
          <table:table-cell office:value-type="float" office:value="0.0576933514">
            <text:p>0.057693351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821471259">
            <text:p>0.0821471259</text:p>
          </table:table-cell>
          <table:table-cell office:value-type="float" office:value="0.0580245572">
            <text:p>0.058024557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00788258">
            <text:p>0.0900788258</text:p>
          </table:table-cell>
          <table:table-cell office:value-type="float" office:value="0.0577874422">
            <text:p>0.057787442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949529047">
            <text:p>0.0949529047</text:p>
          </table:table-cell>
          <table:table-cell office:value-type="float" office:value="0.0586890244">
            <text:p>0.0586890244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949477352">
            <text:p>0.0949477352</text:p>
          </table:table-cell>
          <table:table-cell office:value-type="float" office:value="0.0586890244">
            <text:p>0.058689024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51992162">
            <text:p>0.0951992162</text:p>
          </table:table-cell>
          <table:table-cell office:value-type="float" office:value="0.0586762465">
            <text:p>0.0586762465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951706866">
            <text:p>0.0951706866</text:p>
          </table:table-cell>
          <table:table-cell office:value-type="float" office:value="0.0589612369">
            <text:p>0.0589612369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951655052">
            <text:p>0.0951655052</text:p>
          </table:table-cell>
          <table:table-cell office:value-type="float" office:value="0.0659167482">
            <text:p>0.065916748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5225132">
            <text:p>0.095225132</text:p>
          </table:table-cell>
          <table:table-cell office:value-type="float" office:value="0.0793814994">
            <text:p>0.079381499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51655052">
            <text:p>0.0951655052</text:p>
          </table:table-cell>
          <table:table-cell office:value-type="float" office:value="0.0859056018">
            <text:p>0.085905601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51655052">
            <text:p>0.0951655052</text:p>
          </table:table-cell>
          <table:table-cell office:value-type="float" office:value="0.0981861627">
            <text:p>0.098186162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51655052">
            <text:p>0.0951655052</text:p>
          </table:table-cell>
          <table:table-cell office:value-type="float" office:value="0.1065381893">
            <text:p>0.106538189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52199477">
            <text:p>0.0952199477</text:p>
          </table:table-cell>
          <table:table-cell office:value-type="float" office:value="0.1068706446">
            <text:p>0.106870644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54377178">
            <text:p>0.0954377178</text:p>
          </table:table-cell>
          <table:table-cell office:value-type="float" office:value="0.1071486906">
            <text:p>0.107148690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37456">
            <text:p>0.0821537456</text:p>
          </table:table-cell>
          <table:table-cell office:value-type="float" office:value="0.0903190619">
            <text:p>0.0903190619</text:p>
          </table:table-cell>
          <table:table-cell office:value-type="float" office:value="0.1059812268">
            <text:p>0.105981226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492732">
            <text:p>0.0821492732</text:p>
          </table:table-cell>
          <table:table-cell office:value-type="float" office:value="0.0836690256">
            <text:p>0.0836690256</text:p>
          </table:table-cell>
          <table:table-cell office:value-type="float" office:value="0.1056994819">
            <text:p>0.10569948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28661031">
            <text:p>0.0728661031</text:p>
          </table:table-cell>
          <table:table-cell office:value-type="float" office:value="0.1056449414">
            <text:p>0.105644941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11520612">
            <text:p>0.0611520612</text:p>
          </table:table-cell>
          <table:table-cell office:value-type="float" office:value="0.1079105292">
            <text:p>0.107910529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60098">
            <text:p>0.060860098</text:p>
          </table:table-cell>
          <table:table-cell office:value-type="float" office:value="0.1076269802">
            <text:p>0.107626980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7578397">
            <text:p>0.0607578397</text:p>
          </table:table-cell>
          <table:table-cell office:value-type="float" office:value="0.1050880733">
            <text:p>0.105088073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0929179398">
            <text:p>0.092917939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7578397">
            <text:p>0.0607578397</text:p>
          </table:table-cell>
          <table:table-cell office:value-type="float" office:value="0.0822964418">
            <text:p>0.082296441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8634112">
            <text:p>0.0608634112</text:p>
          </table:table-cell>
          <table:table-cell office:value-type="float" office:value="0.0838404695">
            <text:p>0.083840469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07545321">
            <text:p>0.0607545321</text:p>
          </table:table-cell>
          <table:table-cell office:value-type="float" office:value="0.1023583627">
            <text:p>0.1023583627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1076269802">
            <text:p>0.107626980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607578397">
            <text:p>0.0607578397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08155932">
            <text:p>0.0608155932</text:p>
          </table:table-cell>
          <table:table-cell office:value-type="float" office:value="0.1076386998">
            <text:p>0.1076386998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08122822">
            <text:p>0.0608122822</text:p>
          </table:table-cell>
          <table:table-cell office:value-type="float" office:value="0.1043701238">
            <text:p>0.104370123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831876775">
            <text:p>0.0831876775</text:p>
          </table:table-cell>
          <table:table-cell table:number-columns-repeated="5"/>
        </table:table-row>
        <table:table-row table:style-name="ro1">
          <table:table-cell office:value-type="float" office:value="0.0819814916">
            <text:p>0.0819814916</text:p>
          </table:table-cell>
          <table:table-cell office:value-type="float" office:value="0.0821992379">
            <text:p>0.0821992379</text:p>
          </table:table-cell>
          <table:table-cell office:value-type="float" office:value="0.0607545321">
            <text:p>0.0607545321</text:p>
          </table:table-cell>
          <table:table-cell office:value-type="float" office:value="0.0810678289">
            <text:p>0.08106782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037731">
            <text:p>0.0821037731</text:p>
          </table:table-cell>
          <table:table-cell office:value-type="float" office:value="0.0608122822">
            <text:p>0.0608122822</text:p>
          </table:table-cell>
          <table:table-cell office:value-type="float" office:value="0.065414437">
            <text:p>0.065414437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607578397">
            <text:p>0.0607578397</text:p>
          </table:table-cell>
          <table:table-cell office:value-type="float" office:value="0.0562391115">
            <text:p>0.056239111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2329886">
            <text:p>0.0562329886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448013">
            <text:p>0.0821448013</text:p>
          </table:table-cell>
          <table:table-cell office:value-type="float" office:value="0.0607545321">
            <text:p>0.0607545321</text:p>
          </table:table-cell>
          <table:table-cell office:value-type="float" office:value="0.0562904894">
            <text:p>0.056290489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607611477">
            <text:p>0.0607611477</text:p>
          </table:table-cell>
          <table:table-cell office:value-type="float" office:value="0.0588810961">
            <text:p>0.0588810961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1492732">
            <text:p>0.0821492732</text:p>
          </table:table-cell>
          <table:table-cell office:value-type="float" office:value="0.0608122822">
            <text:p>0.0608122822</text:p>
          </table:table-cell>
          <table:table-cell office:value-type="float" office:value="0.0703751898">
            <text:p>0.070375189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607611477">
            <text:p>0.0607611477</text:p>
          </table:table-cell>
          <table:table-cell office:value-type="float" office:value="0.0869895743">
            <text:p>0.086989574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607578397">
            <text:p>0.0607578397</text:p>
          </table:table-cell>
          <table:table-cell office:value-type="float" office:value="0.1060302324">
            <text:p>0.1060302324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607578397">
            <text:p>0.0607578397</text:p>
          </table:table-cell>
          <table:table-cell office:value-type="float" office:value="0.1076328397">
            <text:p>0.107632839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607611477">
            <text:p>0.0607611477</text:p>
          </table:table-cell>
          <table:table-cell office:value-type="float" office:value="0.1071525848">
            <text:p>0.1071525848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764555863">
            <text:p>0.0764555863</text:p>
          </table:table-cell>
          <table:table-cell office:value-type="float" office:value="0.1049174989">
            <text:p>0.10491749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884690767">
            <text:p>0.0884690767</text:p>
          </table:table-cell>
          <table:table-cell office:value-type="float" office:value="0.1065890418">
            <text:p>0.106589041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45717864">
            <text:p>0.0945717864</text:p>
          </table:table-cell>
          <table:table-cell office:value-type="float" office:value="0.105572806">
            <text:p>0.105572806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2037128">
            <text:p>0.0822037128</text:p>
          </table:table-cell>
          <table:table-cell office:value-type="float" office:value="0.0947792476">
            <text:p>0.0947792476</text:p>
          </table:table-cell>
          <table:table-cell office:value-type="float" office:value="0.0878208629">
            <text:p>0.0878208629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7844077">
            <text:p>0.0947844077</text:p>
          </table:table-cell>
          <table:table-cell office:value-type="float" office:value="0.0776619549">
            <text:p>0.0776619549</text:p>
          </table:table-cell>
          <table:table-cell table:number-columns-repeated="5"/>
        </table:table-row>
        <table:table-row table:style-name="ro1">
          <table:table-cell office:value-type="float" office:value="0.0818770755">
            <text:p>0.0818770755</text:p>
          </table:table-cell>
          <table:table-cell office:value-type="float" office:value="0.0821537456">
            <text:p>0.0821537456</text:p>
          </table:table-cell>
          <table:table-cell office:value-type="float" office:value="0.0947895682">
            <text:p>0.0947895682</text:p>
          </table:table-cell>
          <table:table-cell office:value-type="float" office:value="0.0653145786">
            <text:p>0.065314578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927441353">
            <text:p>0.0927441353</text:p>
          </table:table-cell>
          <table:table-cell office:value-type="float" office:value="0.0573349366">
            <text:p>0.057334936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1492732">
            <text:p>0.0821492732</text:p>
          </table:table-cell>
          <table:table-cell office:value-type="float" office:value="0.0899629468">
            <text:p>0.0899629468</text:p>
          </table:table-cell>
          <table:table-cell office:value-type="float" office:value="0.0573234525">
            <text:p>0.0573234525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37456">
            <text:p>0.0821537456</text:p>
          </table:table-cell>
          <table:table-cell office:value-type="float" office:value="0.080015293">
            <text:p>0.080015293</text:p>
          </table:table-cell>
          <table:table-cell office:value-type="float" office:value="0.058335154">
            <text:p>0.05833515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466699">
            <text:p>0.0610466699</text:p>
          </table:table-cell>
          <table:table-cell office:value-type="float" office:value="0.0567835366">
            <text:p>0.056783536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082435">
            <text:p>0.0821082435</text:p>
          </table:table-cell>
          <table:table-cell office:value-type="float" office:value="0.0610300523">
            <text:p>0.0610300523</text:p>
          </table:table-cell>
          <table:table-cell office:value-type="float" office:value="0.0618915538">
            <text:p>0.061891553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12664">
            <text:p>0.082212664</text:p>
          </table:table-cell>
          <table:table-cell office:value-type="float" office:value="0.0610300523">
            <text:p>0.0610300523</text:p>
          </table:table-cell>
          <table:table-cell office:value-type="float" office:value="0.0752699843">
            <text:p>0.075269984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37128">
            <text:p>0.0822037128</text:p>
          </table:table-cell>
          <table:table-cell office:value-type="float" office:value="0.0609756098">
            <text:p>0.0609756098</text:p>
          </table:table-cell>
          <table:table-cell office:value-type="float" office:value="0.0870344228">
            <text:p>0.0870344228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1052232336">
            <text:p>0.105223233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127144">
            <text:p>0.0821127144</text:p>
          </table:table-cell>
          <table:table-cell office:value-type="float" office:value="0.0610366982">
            <text:p>0.0610366982</text:p>
          </table:table-cell>
          <table:table-cell office:value-type="float" office:value="0.107650422">
            <text:p>0.107650422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82185">
            <text:p>0.0821582185</text:p>
          </table:table-cell>
          <table:table-cell office:value-type="float" office:value="0.0624626257">
            <text:p>0.0624626257</text:p>
          </table:table-cell>
          <table:table-cell office:value-type="float" office:value="0.1070321423">
            <text:p>0.1070321423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37731">
            <text:p>0.0821037731</text:p>
          </table:table-cell>
          <table:table-cell office:value-type="float" office:value="0.0774739583">
            <text:p>0.0774739583</text:p>
          </table:table-cell>
          <table:table-cell office:value-type="float" office:value="0.1049004179">
            <text:p>0.1049004179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37957987">
            <text:p>0.0937957987</text:p>
          </table:table-cell>
          <table:table-cell office:value-type="float" office:value="0.1067107904">
            <text:p>0.106710790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12664">
            <text:p>0.082212664</text:p>
          </table:table-cell>
          <table:table-cell office:value-type="float" office:value="0.0947844077">
            <text:p>0.0947844077</text:p>
          </table:table-cell>
          <table:table-cell office:value-type="float" office:value="0.1008788689">
            <text:p>0.1008788689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48337">
            <text:p>0.0820948337</text:p>
          </table:table-cell>
          <table:table-cell office:value-type="float" office:value="0.0947299652">
            <text:p>0.0947299652</text:p>
          </table:table-cell>
          <table:table-cell office:value-type="float" office:value="0.0864858955">
            <text:p>0.0864858955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1537456">
            <text:p>0.0821537456</text:p>
          </table:table-cell>
          <table:table-cell office:value-type="float" office:value="0.0947299652">
            <text:p>0.0947299652</text:p>
          </table:table-cell>
          <table:table-cell office:value-type="float" office:value="0.0716390223">
            <text:p>0.0716390223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0948337">
            <text:p>0.0820948337</text:p>
          </table:table-cell>
          <table:table-cell office:value-type="float" office:value="0.0947248081">
            <text:p>0.0947248081</text:p>
          </table:table-cell>
          <table:table-cell office:value-type="float" office:value="0.0652718753">
            <text:p>0.065271875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82435">
            <text:p>0.0821082435</text:p>
          </table:table-cell>
          <table:table-cell office:value-type="float" office:value="0.0946858325">
            <text:p>0.0946858325</text:p>
          </table:table-cell>
          <table:table-cell office:value-type="float" office:value="0.0587882424">
            <text:p>0.058788242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037731">
            <text:p>0.0821037731</text:p>
          </table:table-cell>
          <table:table-cell office:value-type="float" office:value="0.0947351228">
            <text:p>0.0947351228</text:p>
          </table:table-cell>
          <table:table-cell office:value-type="float" office:value="0.0562360499">
            <text:p>0.056236049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947844077">
            <text:p>0.0947844077</text:p>
          </table:table-cell>
          <table:table-cell office:value-type="float" office:value="0.0565503728">
            <text:p>0.0565503728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2081882">
            <text:p>0.0822081882</text:p>
          </table:table-cell>
          <table:table-cell office:value-type="float" office:value="0.0907653729">
            <text:p>0.0907653729</text:p>
          </table:table-cell>
          <table:table-cell office:value-type="float" office:value="0.057406095">
            <text:p>0.057406095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780192182">
            <text:p>0.0780192182</text:p>
          </table:table-cell>
          <table:table-cell office:value-type="float" office:value="0.0583064912">
            <text:p>0.0583064912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3557105">
            <text:p>0.0613557105</text:p>
          </table:table-cell>
          <table:table-cell office:value-type="float" office:value="0.0568361397">
            <text:p>0.056836139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2478223">
            <text:p>0.0612478223</text:p>
          </table:table-cell>
          <table:table-cell office:value-type="float" office:value="0.0608336054">
            <text:p>0.0608336054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37456">
            <text:p>0.0821537456</text:p>
          </table:table-cell>
          <table:table-cell office:value-type="float" office:value="0.0611933798">
            <text:p>0.0611933798</text:p>
          </table:table-cell>
          <table:table-cell office:value-type="float" office:value="0.0707076188">
            <text:p>0.0707076188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53658537">
            <text:p>0.085365853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610267298">
            <text:p>0.0610267298</text:p>
          </table:table-cell>
          <table:table-cell office:value-type="float" office:value="0.1073599653">
            <text:p>0.1073599653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626919">
            <text:p>0.0821626919</text:p>
          </table:table-cell>
          <table:table-cell office:value-type="float" office:value="0.0610333751">
            <text:p>0.0610333751</text:p>
          </table:table-cell>
          <table:table-cell office:value-type="float" office:value="0.107699009">
            <text:p>0.107699009</text:p>
          </table:table-cell>
          <table:table-cell table:number-columns-repeated="5"/>
        </table:table-row>
        <table:table-row table:style-name="ro1">
          <table:table-cell office:value-type="float" office:value="0.0819315151">
            <text:p>0.0819315151</text:p>
          </table:table-cell>
          <table:table-cell office:value-type="float" office:value="0.0822037128">
            <text:p>0.0822037128</text:p>
          </table:table-cell>
          <table:table-cell office:value-type="float" office:value="0.065545212">
            <text:p>0.065545212</text:p>
          </table:table-cell>
          <table:table-cell office:value-type="float" office:value="0.1059257651">
            <text:p>0.105925765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2081882">
            <text:p>0.0822081882</text:p>
          </table:table-cell>
          <table:table-cell office:value-type="float" office:value="0.0801476977">
            <text:p>0.0801476977</text:p>
          </table:table-cell>
          <table:table-cell office:value-type="float" office:value="0.1049144719">
            <text:p>0.104914471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537456">
            <text:p>0.0821537456</text:p>
          </table:table-cell>
          <table:table-cell office:value-type="float" office:value="0.0944710492">
            <text:p>0.0944710492</text:p>
          </table:table-cell>
          <table:table-cell office:value-type="float" office:value="0.1065265908">
            <text:p>0.1065265908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945121951">
            <text:p>0.0945121951</text:p>
          </table:table-cell>
          <table:table-cell office:value-type="float" office:value="0.106277563">
            <text:p>0.10627756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1492732">
            <text:p>0.0821492732</text:p>
          </table:table-cell>
          <table:table-cell office:value-type="float" office:value="0.0944628954">
            <text:p>0.0944628954</text:p>
          </table:table-cell>
          <table:table-cell office:value-type="float" office:value="0.102305554">
            <text:p>0.10230555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942768291">
            <text:p>0.094276829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2081882">
            <text:p>0.0822081882</text:p>
          </table:table-cell>
          <table:table-cell office:value-type="float" office:value="0.0947299652">
            <text:p>0.0947299652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0993031">
            <text:p>0.0820993031</text:p>
          </table:table-cell>
          <table:table-cell office:value-type="float" office:value="0.0946755226">
            <text:p>0.0946755226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582185">
            <text:p>0.0821582185</text:p>
          </table:table-cell>
          <table:table-cell office:value-type="float" office:value="0.0947351228">
            <text:p>0.0947351228</text:p>
          </table:table-cell>
          <table:table-cell office:value-type="float" office:value="0.0821082435">
            <text:p>0.0821082435</text:p>
          </table:table-cell>
          <table:table-cell table:number-columns-repeated="5"/>
        </table:table-row>
        <table:table-row table:style-name="ro1">
          <table:table-cell office:value-type="float" office:value="0.0819904181">
            <text:p>0.0819904181</text:p>
          </table:table-cell>
          <table:table-cell office:value-type="float" office:value="0.0821082435">
            <text:p>0.0821082435</text:p>
          </table:table-cell>
          <table:table-cell office:value-type="float" office:value="0.0946858325">
            <text:p>0.0946858325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947895682">
            <text:p>0.0947895682</text:p>
          </table:table-cell>
          <table:table-cell office:value-type="float" office:value="0.0821082435">
            <text:p>0.0821082435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127144">
            <text:p>0.0821127144</text:p>
          </table:table-cell>
          <table:table-cell office:value-type="float" office:value="0.094740281">
            <text:p>0.094740281</text:p>
          </table:table-cell>
          <table:table-cell office:value-type="float" office:value="0.082058263">
            <text:p>0.082058263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37128">
            <text:p>0.0822037128</text:p>
          </table:table-cell>
          <table:table-cell office:value-type="float" office:value="0.0852272727">
            <text:p>0.0852272727</text:p>
          </table:table-cell>
          <table:table-cell office:value-type="float" office:value="0.0823863636">
            <text:p>0.0823863636</text:p>
          </table:table-cell>
          <table:table-cell table:number-columns-repeated="5"/>
        </table:table-row>
        <table:table-row table:style-name="ro1">
          <table:table-cell office:value-type="float" office:value="0.0819859546">
            <text:p>0.0819859546</text:p>
          </table:table-cell>
          <table:table-cell office:value-type="float" office:value="0.0820993031">
            <text:p>0.0820993031</text:p>
          </table:table-cell>
          <table:table-cell office:value-type="float" office:value="0.0611732606">
            <text:p>0.0611732606</text:p>
          </table:table-cell>
          <table:table-cell office:value-type="float" office:value="0.0823420277">
            <text:p>0.0823420277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21037731">
            <text:p>0.0821037731</text:p>
          </table:table-cell>
          <table:table-cell office:value-type="float" office:value="0.0610300523">
            <text:p>0.0610300523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22081882">
            <text:p>0.0822081882</text:p>
          </table:table-cell>
          <table:table-cell office:value-type="float" office:value="0.0610300523">
            <text:p>0.0610300523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18904497">
            <text:p>0.0818904497</text:p>
          </table:table-cell>
          <table:table-cell office:value-type="float" office:value="0.0821582185">
            <text:p>0.0821582185</text:p>
          </table:table-cell>
          <table:table-cell office:value-type="float" office:value="0.0609756098">
            <text:p>0.0609756098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21582185">
            <text:p>0.0821582185</text:p>
          </table:table-cell>
          <table:table-cell office:value-type="float" office:value="0.0610333751">
            <text:p>0.0610333751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74299091">
            <text:p>0.0874299091</text:p>
          </table:table-cell>
          <table:table-cell office:value-type="float" office:value="0.0808366925">
            <text:p>0.0808366925</text:p>
          </table:table-cell>
          <table:table-cell office:value-type="float" office:value="0.0610599706">
            <text:p>0.0610599706</text:p>
          </table:table-cell>
          <table:table-cell office:value-type="float" office:value="0.0820850809">
            <text:p>0.0820850809</text:p>
          </table:table-cell>
          <table:table-cell table:number-columns-repeated="5"/>
        </table:table-row>
        <table:table-row table:style-name="ro1">
          <table:table-cell office:value-type="float" office:value="0.087325784">
            <text:p>0.087325784</text:p>
          </table:table-cell>
          <table:table-cell office:value-type="float" office:value="0.0816415392">
            <text:p>0.0816415392</text:p>
          </table:table-cell>
          <table:table-cell office:value-type="float" office:value="0.0609590159">
            <text:p>0.0609590159</text:p>
          </table:table-cell>
          <table:table-cell office:value-type="float" office:value="0.0820269976">
            <text:p>0.082026997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9359756">
            <text:p>0.0819359756</text:p>
          </table:table-cell>
          <table:table-cell office:value-type="float" office:value="0.0610333751">
            <text:p>0.0610333751</text:p>
          </table:table-cell>
          <table:table-cell office:value-type="float" office:value="0.0820537951">
            <text:p>0.082053795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15331">
            <text:p>0.0818815331</text:p>
          </table:table-cell>
          <table:table-cell office:value-type="float" office:value="0.0609756098">
            <text:p>0.0609756098</text:p>
          </table:table-cell>
          <table:table-cell office:value-type="float" office:value="0.0820993031">
            <text:p>0.082099303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09756098">
            <text:p>0.0609756098</text:p>
          </table:table-cell>
          <table:table-cell office:value-type="float" office:value="0.0821492732">
            <text:p>0.0821492732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270906">
            <text:p>0.0818270906</text:p>
          </table:table-cell>
          <table:table-cell office:value-type="float" office:value="0.0610300523">
            <text:p>0.0610300523</text:p>
          </table:table-cell>
          <table:table-cell office:value-type="float" office:value="0.0820448606">
            <text:p>0.082044860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9315151">
            <text:p>0.0819315151</text:p>
          </table:table-cell>
          <table:table-cell office:value-type="float" office:value="0.0609756098">
            <text:p>0.0609756098</text:p>
          </table:table-cell>
          <table:table-cell office:value-type="float" office:value="0.0820948337">
            <text:p>0.082094833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10267298">
            <text:p>0.06102672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9404367">
            <text:p>0.0819404367</text:p>
          </table:table-cell>
          <table:table-cell office:value-type="float" office:value="0.0612478223">
            <text:p>0.0612478223</text:p>
          </table:table-cell>
          <table:table-cell office:value-type="float" office:value="0.0787148156">
            <text:p>0.078714815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927055">
            <text:p>0.081927055</text:p>
          </table:table-cell>
          <table:table-cell office:value-type="float" office:value="0.0611900485">
            <text:p>0.0611900485</text:p>
          </table:table-cell>
          <table:table-cell office:value-type="float" office:value="0.0656551875">
            <text:p>0.0656551875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59912">
            <text:p>0.0818859912</text:p>
          </table:table-cell>
          <table:table-cell office:value-type="float" office:value="0.0615032929">
            <text:p>0.0615032929</text:p>
          </table:table-cell>
          <table:table-cell office:value-type="float" office:value="0.0567680836">
            <text:p>0.05676808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493602">
            <text:p>0.0819493602</text:p>
          </table:table-cell>
          <table:table-cell office:value-type="float" office:value="0.0777241417">
            <text:p>0.0777241417</text:p>
          </table:table-cell>
          <table:table-cell office:value-type="float" office:value="0.0613194783">
            <text:p>0.0613194783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815331">
            <text:p>0.0818815331</text:p>
          </table:table-cell>
          <table:table-cell office:value-type="float" office:value="0.0907511941">
            <text:p>0.0907511941</text:p>
          </table:table-cell>
          <table:table-cell office:value-type="float" office:value="0.0713203463">
            <text:p>0.0713203463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360013">
            <text:p>0.0818360013</text:p>
          </table:table-cell>
          <table:table-cell office:value-type="float" office:value="0.0947844077">
            <text:p>0.0947844077</text:p>
          </table:table-cell>
          <table:table-cell office:value-type="float" office:value="0.0821037731">
            <text:p>0.0821037731</text:p>
          </table:table-cell>
          <table:table-cell table:number-columns-repeated="5"/>
        </table:table-row>
        <table:table-row table:style-name="ro1">
          <table:table-cell office:value-type="float" office:value="0.0822171404">
            <text:p>0.0822171404</text:p>
          </table:table-cell>
          <table:table-cell office:value-type="float" office:value="0.0818315457">
            <text:p>0.0818315457</text:p>
          </table:table-cell>
          <table:table-cell office:value-type="float" office:value="0.0947299652">
            <text:p>0.0947299652</text:p>
          </table:table-cell>
          <table:table-cell office:value-type="float" office:value="0.083618768">
            <text:p>0.083618768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9359756">
            <text:p>0.0819359756</text:p>
          </table:table-cell>
          <table:table-cell office:value-type="float" office:value="0.0947351228">
            <text:p>0.0947351228</text:p>
          </table:table-cell>
          <table:table-cell office:value-type="float" office:value="0.0996690359">
            <text:p>0.099669035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9359756">
            <text:p>0.0819359756</text:p>
          </table:table-cell>
          <table:table-cell office:value-type="float" office:value="0.0875593646">
            <text:p>0.0875593646</text:p>
          </table:table-cell>
          <table:table-cell office:value-type="float" office:value="0.1058206836">
            <text:p>0.1058206836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927055">
            <text:p>0.081927055</text:p>
          </table:table-cell>
          <table:table-cell office:value-type="float" office:value="0.0641369129">
            <text:p>0.0641369129</text:p>
          </table:table-cell>
          <table:table-cell office:value-type="float" office:value="0.1059106567">
            <text:p>0.105910656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15331">
            <text:p>0.0818815331</text:p>
          </table:table-cell>
          <table:table-cell office:value-type="float" office:value="0.0610300523">
            <text:p>0.0610300523</text:p>
          </table:table-cell>
          <table:table-cell office:value-type="float" office:value="0.1027874564">
            <text:p>0.1027874564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9448982">
            <text:p>0.0819448982</text:p>
          </table:table-cell>
          <table:table-cell office:value-type="float" office:value="0.0613022648">
            <text:p>0.0613022648</text:p>
          </table:table-cell>
          <table:table-cell office:value-type="float" office:value="0.0821208653">
            <text:p>0.082120865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59912">
            <text:p>0.0818859912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8859912">
            <text:p>0.0818859912</text:p>
          </table:table-cell>
          <table:table-cell office:value-type="float" office:value="0.0612478223">
            <text:p>0.06124782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19359756">
            <text:p>0.0819359756</text:p>
          </table:table-cell>
          <table:table-cell office:value-type="float" office:value="0.061244488">
            <text:p>0.061244488</text:p>
          </table:table-cell>
          <table:table-cell office:value-type="float" office:value="0.0818726184">
            <text:p>0.0818726184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9448982">
            <text:p>0.0819448982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8315457">
            <text:p>0.0818315457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8770755">
            <text:p>0.0818770755</text:p>
          </table:table-cell>
          <table:table-cell office:value-type="float" office:value="0.0611933798">
            <text:p>0.06119337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8859912">
            <text:p>0.0818859912</text:p>
          </table:table-cell>
          <table:table-cell office:value-type="float" office:value="0.0613022648">
            <text:p>0.061302264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79604976">
            <text:p>0.079604976</text:p>
          </table:table-cell>
          <table:table-cell office:value-type="float" office:value="0.0613781439">
            <text:p>0.0613781439</text:p>
          </table:table-cell>
          <table:table-cell office:value-type="float" office:value="0.0819511131">
            <text:p>0.0819511131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716349561">
            <text:p>0.0716349561</text:p>
          </table:table-cell>
          <table:table-cell office:value-type="float" office:value="0.061331298">
            <text:p>0.061331298</text:p>
          </table:table-cell>
          <table:table-cell office:value-type="float" office:value="0.0822067161">
            <text:p>0.0822067161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629603361">
            <text:p>0.0629603361</text:p>
          </table:table-cell>
          <table:table-cell office:value-type="float" office:value="0.0613781439">
            <text:p>0.0613781439</text:p>
          </table:table-cell>
          <table:table-cell office:value-type="float" office:value="0.0820012003">
            <text:p>0.0820012003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603800294">
            <text:p>0.0603800294</text:p>
          </table:table-cell>
          <table:table-cell office:value-type="float" office:value="0.061251157">
            <text:p>0.061251157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750968728">
            <text:p>0.0750968728</text:p>
          </table:table-cell>
          <table:table-cell office:value-type="float" office:value="0.0605283266">
            <text:p>0.0605283266</text:p>
          </table:table-cell>
          <table:table-cell office:value-type="float" office:value="0.0613982426">
            <text:p>0.0613982426</text:p>
          </table:table-cell>
          <table:table-cell office:value-type="float" office:value="0.0820325292">
            <text:p>0.0820325292</text:p>
          </table:table-cell>
          <table:table-cell table:number-columns-repeated="5"/>
        </table:table-row>
        <table:table-row table:style-name="ro1">
          <table:table-cell office:value-type="float" office:value="0.0600535022">
            <text:p>0.0600535022</text:p>
          </table:table-cell>
          <table:table-cell office:value-type="float" office:value="0.0606474153">
            <text:p>0.0606474153</text:p>
          </table:table-cell>
          <table:table-cell office:value-type="float" office:value="0.0613637604">
            <text:p>0.0613637604</text:p>
          </table:table-cell>
          <table:table-cell office:value-type="float" office:value="0.0821005513">
            <text:p>0.0821005513</text:p>
          </table:table-cell>
          <table:table-cell table:number-columns-repeated="5"/>
        </table:table-row>
        <table:table-row table:style-name="ro1">
          <table:table-cell office:value-type="float" office:value="0.0577090592">
            <text:p>0.0577090592</text:p>
          </table:table-cell>
          <table:table-cell office:value-type="float" office:value="0.0601622475">
            <text:p>0.0601622475</text:p>
          </table:table-cell>
          <table:table-cell office:value-type="float" office:value="0.0611967115">
            <text:p>0.0611967115</text:p>
          </table:table-cell>
          <table:table-cell office:value-type="float" office:value="0.0818859912">
            <text:p>0.0818859912</text:p>
          </table:table-cell>
          <table:table-cell table:number-columns-repeated="5"/>
        </table:table-row>
        <table:table-row table:style-name="ro1">
          <table:table-cell office:value-type="float" office:value="0.0579142173">
            <text:p>0.0579142173</text:p>
          </table:table-cell>
          <table:table-cell office:value-type="float" office:value="0.0632230732">
            <text:p>0.0632230732</text:p>
          </table:table-cell>
          <table:table-cell office:value-type="float" office:value="0.0610537751">
            <text:p>0.0610537751</text:p>
          </table:table-cell>
          <table:table-cell office:value-type="float" office:value="0.0816315446">
            <text:p>0.0816315446</text:p>
          </table:table-cell>
          <table:table-cell table:number-columns-repeated="5"/>
        </table:table-row>
        <table:table-row table:style-name="ro1">
          <table:table-cell office:value-type="float" office:value="0.059614547">
            <text:p>0.059614547</text:p>
          </table:table-cell>
          <table:table-cell office:value-type="float" office:value="0.0807396161">
            <text:p>0.0807396161</text:p>
          </table:table-cell>
          <table:table-cell office:value-type="float" office:value="0.0609478365">
            <text:p>0.0609478365</text:p>
          </table:table-cell>
          <table:table-cell office:value-type="float" office:value="0.0815529769">
            <text:p>0.0815529769</text:p>
          </table:table-cell>
          <table:table-cell table:number-columns-repeated="5"/>
        </table:table-row>
        <table:table-row table:style-name="ro1">
          <table:table-cell office:value-type="float" office:value="0.0585416326">
            <text:p>0.0585416326</text:p>
          </table:table-cell>
          <table:table-cell office:value-type="float" office:value="0.0946642783">
            <text:p>0.0946642783</text:p>
          </table:table-cell>
          <table:table-cell office:value-type="float" office:value="0.061014005">
            <text:p>0.061014005</text:p>
          </table:table-cell>
          <table:table-cell office:value-type="float" office:value="0.0816326531">
            <text:p>0.0816326531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1045296167">
            <text:p>0.1045296167</text:p>
          </table:table-cell>
          <table:table-cell office:value-type="float" office:value="0.0611967115">
            <text:p>0.0611967115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87659158">
            <text:p>0.0587659158</text:p>
          </table:table-cell>
          <table:table-cell office:value-type="float" office:value="0.1046676096">
            <text:p>0.1046676096</text:p>
          </table:table-cell>
          <table:table-cell office:value-type="float" office:value="0.0612489121">
            <text:p>0.0612489121</text:p>
          </table:table-cell>
          <table:table-cell office:value-type="float" office:value="0.081760322">
            <text:p>0.081760322</text:p>
          </table:table-cell>
          <table:table-cell table:number-columns-repeated="5"/>
        </table:table-row>
        <table:table-row table:style-name="ro1">
          <table:table-cell office:value-type="float" office:value="0.0713196864">
            <text:p>0.0713196864</text:p>
          </table:table-cell>
          <table:table-cell office:value-type="float" office:value="0.1050253171">
            <text:p>0.1050253171</text:p>
          </table:table-cell>
          <table:table-cell office:value-type="float" office:value="0.061244488">
            <text:p>0.06124448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914617598">
            <text:p>0.0914617598</text:p>
          </table:table-cell>
          <table:table-cell office:value-type="float" office:value="0.1047003908">
            <text:p>0.1047003908</text:p>
          </table:table-cell>
          <table:table-cell office:value-type="float" office:value="0.0610550309">
            <text:p>0.0610550309</text:p>
          </table:table-cell>
          <table:table-cell office:value-type="float" office:value="0.0817954842">
            <text:p>0.0817954842</text:p>
          </table:table-cell>
          <table:table-cell table:number-columns-repeated="5"/>
        </table:table-row>
        <table:table-row table:style-name="ro1">
          <table:table-cell office:value-type="float" office:value="0.1074695122">
            <text:p>0.1074695122</text:p>
          </table:table-cell>
          <table:table-cell office:value-type="float" office:value="0.1045036214">
            <text:p>0.1045036214</text:p>
          </table:table-cell>
          <table:table-cell office:value-type="float" office:value="0.0612067088">
            <text:p>0.0612067088</text:p>
          </table:table-cell>
          <table:table-cell office:value-type="float" office:value="0.0818993683">
            <text:p>0.0818993683</text:p>
          </table:table-cell>
          <table:table-cell table:number-columns-repeated="5"/>
        </table:table-row>
        <table:table-row table:style-name="ro1">
          <table:table-cell office:value-type="float" office:value="0.1074753634">
            <text:p>0.1074753634</text:p>
          </table:table-cell>
          <table:table-cell office:value-type="float" office:value="0.1044808624">
            <text:p>0.1044808624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70086587">
            <text:p>0.1070086587</text:p>
          </table:table-cell>
          <table:table-cell office:value-type="float" office:value="0.1000927796">
            <text:p>0.1000927796</text:p>
          </table:table-cell>
          <table:table-cell office:value-type="float" office:value="0.0613470145">
            <text:p>0.0613470145</text:p>
          </table:table-cell>
          <table:table-cell office:value-type="float" office:value="0.0820325292">
            <text:p>0.0820325292</text:p>
          </table:table-cell>
          <table:table-cell table:number-columns-repeated="5"/>
        </table:table-row>
        <table:table-row table:style-name="ro1">
          <table:table-cell office:value-type="float" office:value="0.106162892">
            <text:p>0.106162892</text:p>
          </table:table-cell>
          <table:table-cell office:value-type="float" office:value="0.0883830112">
            <text:p>0.0883830112</text:p>
          </table:table-cell>
          <table:table-cell office:value-type="float" office:value="0.0613637604">
            <text:p>0.0613637604</text:p>
          </table:table-cell>
          <table:table-cell office:value-type="float" office:value="0.0820003276">
            <text:p>0.0820003276</text:p>
          </table:table-cell>
          <table:table-cell table:number-columns-repeated="5"/>
        </table:table-row>
        <table:table-row table:style-name="ro1">
          <table:table-cell office:value-type="float" office:value="0.1063714021">
            <text:p>0.1063714021</text:p>
          </table:table-cell>
          <table:table-cell office:value-type="float" office:value="0.0720804416">
            <text:p>0.0720804416</text:p>
          </table:table-cell>
          <table:table-cell office:value-type="float" office:value="0.0614274784">
            <text:p>0.0614274784</text:p>
          </table:table-cell>
          <table:table-cell office:value-type="float" office:value="0.082354227">
            <text:p>0.082354227</text:p>
          </table:table-cell>
          <table:table-cell table:number-columns-repeated="5"/>
        </table:table-row>
        <table:table-row table:style-name="ro1">
          <table:table-cell office:value-type="float" office:value="0.1080198182">
            <text:p>0.1080198182</text:p>
          </table:table-cell>
          <table:table-cell office:value-type="float" office:value="0.0601045296">
            <text:p>0.0601045296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1080624966">
            <text:p>0.1080624966</text:p>
          </table:table-cell>
          <table:table-cell office:value-type="float" office:value="0.0601045296">
            <text:p>0.0601045296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952459196">
            <text:p>0.0952459196</text:p>
          </table:table-cell>
          <table:table-cell office:value-type="float" office:value="0.0605214153">
            <text:p>0.0605214153</text:p>
          </table:table-cell>
          <table:table-cell office:value-type="float" office:value="0.0616134509">
            <text:p>0.0616134509</text:p>
          </table:table-cell>
          <table:table-cell office:value-type="float" office:value="0.0823155704">
            <text:p>0.0823155704</text:p>
          </table:table-cell>
          <table:table-cell table:number-columns-repeated="5"/>
        </table:table-row>
        <table:table-row table:style-name="ro1">
          <table:table-cell office:value-type="float" office:value="0.0677901187">
            <text:p>0.0677901187</text:p>
          </table:table-cell>
          <table:table-cell office:value-type="float" office:value="0.060455192">
            <text:p>0.060455192</text:p>
          </table:table-cell>
          <table:table-cell office:value-type="float" office:value="0.0614946931">
            <text:p>0.0614946931</text:p>
          </table:table-cell>
          <table:table-cell office:value-type="float" office:value="0.0822300033">
            <text:p>0.0822300033</text:p>
          </table:table-cell>
          <table:table-cell table:number-columns-repeated="5"/>
        </table:table-row>
        <table:table-row table:style-name="ro1">
          <table:table-cell office:value-type="float" office:value="0.0574912892">
            <text:p>0.0574912892</text:p>
          </table:table-cell>
          <table:table-cell office:value-type="float" office:value="0.0595633473">
            <text:p>0.0595633473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574368467">
            <text:p>0.0574368467</text:p>
          </table:table-cell>
          <table:table-cell office:value-type="float" office:value="0.0599346761">
            <text:p>0.0599346761</text:p>
          </table:table-cell>
          <table:table-cell office:value-type="float" office:value="0.0611933798">
            <text:p>0.0611933798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582217869">
            <text:p>0.0582217869</text:p>
          </table:table-cell>
          <table:table-cell office:value-type="float" office:value="0.060071825">
            <text:p>0.060071825</text:p>
          </table:table-cell>
          <table:table-cell office:value-type="float" office:value="0.0611600827">
            <text:p>0.0611600827</text:p>
          </table:table-cell>
          <table:table-cell office:value-type="float" office:value="0.0817825661">
            <text:p>0.0817825661</text:p>
          </table:table-cell>
          <table:table-cell table:number-columns-repeated="5"/>
        </table:table-row>
        <table:table-row table:style-name="ro1">
          <table:table-cell office:value-type="float" office:value="0.0698758606">
            <text:p>0.0698758606</text:p>
          </table:table-cell>
          <table:table-cell office:value-type="float" office:value="0.0695952883">
            <text:p>0.0695952883</text:p>
          </table:table-cell>
          <table:table-cell office:value-type="float" office:value="0.0607337764">
            <text:p>0.0607337764</text:p>
          </table:table-cell>
          <table:table-cell office:value-type="float" office:value="0.0812125142">
            <text:p>0.0812125142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8859912">
            <text:p>0.0818859912</text:p>
          </table:table-cell>
          <table:table-cell office:value-type="float" office:value="0.0816137638">
            <text:p>0.0816137638</text:p>
          </table:table-cell>
          <table:table-cell office:value-type="float" office:value="0.0613022648">
            <text:p>0.061302264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48778">
            <text:p>0.0816048778</text:p>
          </table:table-cell>
          <table:table-cell office:value-type="float" office:value="0.0612478223">
            <text:p>0.06124782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82093">
            <text:p>0.0816682093</text:p>
          </table:table-cell>
          <table:table-cell office:value-type="float" office:value="0.0612000436">
            <text:p>0.061200043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137638">
            <text:p>0.0816137638</text:p>
          </table:table-cell>
          <table:table-cell office:value-type="float" office:value="0.061251157">
            <text:p>0.061251157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37631">
            <text:p>0.0816637631</text:p>
          </table:table-cell>
          <table:table-cell office:value-type="float" office:value="0.0611967115">
            <text:p>0.0611967115</text:p>
          </table:table-cell>
          <table:table-cell office:value-type="float" office:value="0.0820493276">
            <text:p>0.082049327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74313971">
            <text:p>0.0874313971</text:p>
          </table:table-cell>
          <table:table-cell table:number-columns-repeated="5"/>
        </table:table-row>
        <table:table-row table:style-name="ro1">
          <table:table-cell office:value-type="float" office:value="0.0822626307">
            <text:p>0.0822626307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1024663799">
            <text:p>0.1024663799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1074150697">
            <text:p>0.107415069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89296">
            <text:p>0.0609789296</text:p>
          </table:table-cell>
          <table:table-cell office:value-type="float" office:value="0.0991138825">
            <text:p>0.0991138825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19404367">
            <text:p>0.0819404367</text:p>
          </table:table-cell>
          <table:table-cell office:value-type="float" office:value="0.0815593183">
            <text:p>0.0815593183</text:p>
          </table:table-cell>
          <table:table-cell office:value-type="float" office:value="0.0609789296">
            <text:p>0.0609789296</text:p>
          </table:table-cell>
          <table:table-cell office:value-type="float" office:value="0.0706055807">
            <text:p>0.070605580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56098">
            <text:p>0.0609756098</text:p>
          </table:table-cell>
          <table:table-cell office:value-type="float" office:value="0.0563242183">
            <text:p>0.056324218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637631">
            <text:p>0.0816637631</text:p>
          </table:table-cell>
          <table:table-cell office:value-type="float" office:value="0.0609822498">
            <text:p>0.0609822498</text:p>
          </table:table-cell>
          <table:table-cell office:value-type="float" office:value="0.0562966189">
            <text:p>0.0562966189</text:p>
          </table:table-cell>
          <table:table-cell table:number-columns-repeated="5"/>
        </table:table-row>
        <table:table-row table:style-name="ro1">
          <table:table-cell office:value-type="float" office:value="0.0818815331">
            <text:p>0.0818815331</text:p>
          </table:table-cell>
          <table:table-cell office:value-type="float" office:value="0.0816137638">
            <text:p>0.0816137638</text:p>
          </table:table-cell>
          <table:table-cell office:value-type="float" office:value="0.0686641698">
            <text:p>0.0686641698</text:p>
          </table:table-cell>
          <table:table-cell office:value-type="float" office:value="0.0579238529">
            <text:p>0.0579238529</text:p>
          </table:table-cell>
          <table:table-cell table:number-columns-repeated="5"/>
        </table:table-row>
        <table:table-row table:style-name="ro1">
          <table:table-cell office:value-type="float" office:value="0.0819038284">
            <text:p>0.0819038284</text:p>
          </table:table-cell>
          <table:table-cell office:value-type="float" office:value="0.0816359874">
            <text:p>0.0816359874</text:p>
          </table:table-cell>
          <table:table-cell office:value-type="float" office:value="0.0877373847">
            <text:p>0.0877373847</text:p>
          </table:table-cell>
          <table:table-cell office:value-type="float" office:value="0.0633432674">
            <text:p>0.0633432674</text:p>
          </table:table-cell>
          <table:table-cell table:number-columns-repeated="5"/>
        </table:table-row>
        <table:table-row table:style-name="ro1">
          <table:table-cell office:value-type="float" office:value="0.0819359756">
            <text:p>0.0819359756</text:p>
          </table:table-cell>
          <table:table-cell office:value-type="float" office:value="0.0816137638">
            <text:p>0.0816137638</text:p>
          </table:table-cell>
          <table:table-cell office:value-type="float" office:value="0.0949814936">
            <text:p>0.0949814936</text:p>
          </table:table-cell>
          <table:table-cell office:value-type="float" office:value="0.068117519">
            <text:p>0.068117519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949477352">
            <text:p>0.0949477352</text:p>
          </table:table-cell>
          <table:table-cell office:value-type="float" office:value="0.0819698864">
            <text:p>0.081969886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947895682">
            <text:p>0.0947895682</text:p>
          </table:table-cell>
          <table:table-cell office:value-type="float" office:value="0.1058192458">
            <text:p>0.105819245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945533769">
            <text:p>0.0945533769</text:p>
          </table:table-cell>
          <table:table-cell office:value-type="float" office:value="0.1068918551">
            <text:p>0.1068918551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37631">
            <text:p>0.0816637631</text:p>
          </table:table-cell>
          <table:table-cell office:value-type="float" office:value="0.0810899361">
            <text:p>0.0810899361</text:p>
          </table:table-cell>
          <table:table-cell office:value-type="float" office:value="0.1055334025">
            <text:p>0.1055334025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5637591">
            <text:p>0.0815637591</text:p>
          </table:table-cell>
          <table:table-cell office:value-type="float" office:value="0.061176599">
            <text:p>0.061176599</text:p>
          </table:table-cell>
          <table:table-cell office:value-type="float" office:value="0.1078089214">
            <text:p>0.1078089214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682093">
            <text:p>0.0816682093</text:p>
          </table:table-cell>
          <table:table-cell office:value-type="float" office:value="0.0609789296">
            <text:p>0.0609789296</text:p>
          </table:table-cell>
          <table:table-cell office:value-type="float" office:value="0.1076445606">
            <text:p>0.10764456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6137638">
            <text:p>0.0816137638</text:p>
          </table:table-cell>
          <table:table-cell office:value-type="float" office:value="0.0609244841">
            <text:p>0.060924484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93173">
            <text:p>0.0816593173</text:p>
          </table:table-cell>
          <table:table-cell office:value-type="float" office:value="0.0609722903">
            <text:p>0.060972290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536745">
            <text:p>0.0822536745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637631">
            <text:p>0.0816637631</text:p>
          </table:table-cell>
          <table:table-cell office:value-type="float" office:value="0.0609789296">
            <text:p>0.0609789296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358589">
            <text:p>0.0821358589</text:p>
          </table:table-cell>
          <table:table-cell office:value-type="float" office:value="0.0815959937">
            <text:p>0.0815959937</text:p>
          </table:table-cell>
          <table:table-cell office:value-type="float" office:value="0.0610134436">
            <text:p>0.0610134436</text:p>
          </table:table-cell>
          <table:table-cell office:value-type="float" office:value="0.0817548443">
            <text:p>0.0817548443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00523">
            <text:p>0.0610300523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12664">
            <text:p>0.082212664</text:p>
          </table:table-cell>
          <table:table-cell office:value-type="float" office:value="0.0816637631">
            <text:p>0.0816637631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10333751">
            <text:p>0.0610333751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19038284">
            <text:p>0.0819038284</text:p>
          </table:table-cell>
          <table:table-cell office:value-type="float" office:value="0.081685999">
            <text:p>0.081685999</text:p>
          </table:table-cell>
          <table:table-cell office:value-type="float" office:value="0.0609922126">
            <text:p>0.0609922126</text:p>
          </table:table-cell>
          <table:table-cell office:value-type="float" office:value="0.0817949137">
            <text:p>0.081794913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1858161">
            <text:p>0.0821858161</text:p>
          </table:table-cell>
          <table:table-cell office:value-type="float" office:value="0.0815871115">
            <text:p>0.0815871115</text:p>
          </table:table-cell>
          <table:table-cell office:value-type="float" office:value="0.0609556983">
            <text:p>0.0609556983</text:p>
          </table:table-cell>
          <table:table-cell office:value-type="float" office:value="0.0818547948">
            <text:p>0.081854794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548721">
            <text:p>0.0816548721</text:p>
          </table:table-cell>
          <table:table-cell office:value-type="float" office:value="0.0609756098">
            <text:p>0.0609756098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5593183">
            <text:p>0.0815593183</text:p>
          </table:table-cell>
          <table:table-cell office:value-type="float" office:value="0.0609789296">
            <text:p>0.0609789296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402438">
            <text:p>0.0822402438</text:p>
          </table:table-cell>
          <table:table-cell office:value-type="float" office:value="0.0815871115">
            <text:p>0.0815871115</text:p>
          </table:table-cell>
          <table:table-cell office:value-type="float" office:value="0.0610134436">
            <text:p>0.0610134436</text:p>
          </table:table-cell>
          <table:table-cell office:value-type="float" office:value="0.0818048223">
            <text:p>0.0818048223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8815331">
            <text:p>0.0818815331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0818315457">
            <text:p>0.0818315457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5593183">
            <text:p>0.0815593183</text:p>
          </table:table-cell>
          <table:table-cell office:value-type="float" office:value="0.0610267298">
            <text:p>0.06102672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93206">
            <text:p>0.0816093206</text:p>
          </table:table-cell>
          <table:table-cell office:value-type="float" office:value="0.0609789296">
            <text:p>0.0609789296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358589">
            <text:p>0.0821358589</text:p>
          </table:table-cell>
          <table:table-cell office:value-type="float" office:value="0.0815959937">
            <text:p>0.0815959937</text:p>
          </table:table-cell>
          <table:table-cell office:value-type="float" office:value="0.0610711953">
            <text:p>0.0610711953</text:p>
          </table:table-cell>
          <table:table-cell office:value-type="float" office:value="0.0817637452">
            <text:p>0.0817637452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637631">
            <text:p>0.0816637631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2081882">
            <text:p>0.0822081882</text:p>
          </table:table-cell>
          <table:table-cell office:value-type="float" office:value="0.0816048778">
            <text:p>0.0816048778</text:p>
          </table:table-cell>
          <table:table-cell office:value-type="float" office:value="0.0609789296">
            <text:p>0.0609789296</text:p>
          </table:table-cell>
          <table:table-cell office:value-type="float" office:value="0.0818770755">
            <text:p>0.0818770755</text:p>
          </table:table-cell>
          <table:table-cell table:number-columns-repeated="5"/>
        </table:table-row>
        <table:table-row table:style-name="ro1">
          <table:table-cell office:value-type="float" office:value="0.0822581523">
            <text:p>0.0822581523</text:p>
          </table:table-cell>
          <table:table-cell office:value-type="float" office:value="0.0816048778">
            <text:p>0.0816048778</text:p>
          </table:table-cell>
          <table:table-cell office:value-type="float" office:value="0.0609789296">
            <text:p>0.0609789296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492732">
            <text:p>0.0821492732</text:p>
          </table:table-cell>
          <table:table-cell office:value-type="float" office:value="0.0816593173">
            <text:p>0.0816593173</text:p>
          </table:table-cell>
          <table:table-cell office:value-type="float" office:value="0.0609756098">
            <text:p>0.0609756098</text:p>
          </table:table-cell>
          <table:table-cell office:value-type="float" office:value="0.0817726481">
            <text:p>0.0817726481</text:p>
          </table:table-cell>
          <table:table-cell table:number-columns-repeated="5"/>
        </table:table-row>
        <table:table-row table:style-name="ro1">
          <table:table-cell office:value-type="float" office:value="0.0822037128">
            <text:p>0.0822037128</text:p>
          </table:table-cell>
          <table:table-cell office:value-type="float" office:value="0.0816048778">
            <text:p>0.0816048778</text:p>
          </table:table-cell>
          <table:table-cell office:value-type="float" office:value="0.0609722903">
            <text:p>0.0609722903</text:p>
          </table:table-cell>
          <table:table-cell office:value-type="float" office:value="0.0818181818">
            <text:p>0.0818181818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093206">
            <text:p>0.0816093206</text:p>
          </table:table-cell>
          <table:table-cell office:value-type="float" office:value="0.0609756098">
            <text:p>0.0609756098</text:p>
          </table:table-cell>
          <table:table-cell office:value-type="float" office:value="0.081822636">
            <text:p>0.081822636</text:p>
          </table:table-cell>
          <table:table-cell table:number-columns-repeated="5"/>
        </table:table-row>
        <table:table-row table:style-name="ro1">
          <table:table-cell office:value-type="float" office:value="0.0821813432">
            <text:p>0.0821813432</text:p>
          </table:table-cell>
          <table:table-cell office:value-type="float" office:value="0.0815826712">
            <text:p>0.0815826712</text:p>
          </table:table-cell>
          <table:table-cell office:value-type="float" office:value="0.0610645477">
            <text:p>0.0610645477</text:p>
          </table:table-cell>
          <table:table-cell office:value-type="float" office:value="0.0817459454">
            <text:p>0.0817459454</text:p>
          </table:table-cell>
          <table:table-cell table:number-columns-repeated="5"/>
        </table:table-row>
        <table:table-row table:style-name="ro1">
          <table:table-cell office:value-type="float" office:value="0.0821537456">
            <text:p>0.0821537456</text:p>
          </table:table-cell>
          <table:table-cell office:value-type="float" office:value="0.0816137638">
            <text:p>0.0816137638</text:p>
          </table:table-cell>
          <table:table-cell office:value-type="float" office:value="0.0610333751">
            <text:p>0.0610333751</text:p>
          </table:table-cell>
          <table:table-cell office:value-type="float" office:value="0.0817771002">
            <text:p>0.0817771002</text:p>
          </table:table-cell>
          <table:table-cell table:number-columns-repeated="5"/>
        </table:table-row>
        <table:table-row table:style-name="ro1">
          <table:table-cell office:value-type="float" office:value="0.0821626919">
            <text:p>0.0821626919</text:p>
          </table:table-cell>
          <table:table-cell office:value-type="float" office:value="0.081672656">
            <text:p>0.081672656</text:p>
          </table:table-cell>
          <table:table-cell office:value-type="float" office:value="0.0610333751">
            <text:p>0.0610333751</text:p>
          </table:table-cell>
          <table:table-cell office:value-type="float" office:value="0.081786006">
            <text:p>0.081786006</text:p>
          </table:table-cell>
          <table:table-cell table:number-columns-repeated="5"/>
        </table:table-row>
        <table:table-row table:style-name="ro1">
          <table:table-cell office:value-type="float" office:value="0.0821582185">
            <text:p>0.0821582185</text:p>
          </table:table-cell>
          <table:table-cell office:value-type="float" office:value="0.0815593183">
            <text:p>0.0815593183</text:p>
          </table:table-cell>
          <table:table-cell office:value-type="float" office:value="0.0610300523">
            <text:p>0.0610300523</text:p>
          </table:table-cell>
          <table:table-cell office:value-type="float" office:value="0.0818270906">
            <text:p>0.081827090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4-01-12T01:47:47</meta:creation-date>
    <dc:date>2014-01-12T01:49:19</dc:date>
    <dc:creator>seriy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2564" meta:object-count="0"/>
  </office:meta>
</office:document-meta>
</file>